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0626in" fo:text-align="center" style:justify-single-word="false" fo:keep-together="auto" fo:orphans="0" fo:widows="0" fo:text-indent="-0.0626in" style:auto-text-indent="false" fo:break-before="auto" fo:break-after="auto" fo:padding="0in" fo:border="none" fo:keep-with-next="auto"/>
    </style:style>
    <style:style style:name="P2" style:family="paragraph" style:parent-style-name="Standard">
      <style:paragraph-properties fo:margin-left="0in" fo:margin-right="-0.0626in" fo:keep-together="auto" fo:orphans="0" fo:widows="0" fo:text-indent="-0.0626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3" style:family="paragraph" style:parent-style-name="Standard">
      <style:paragraph-properties fo:margin-left="0in" fo:margin-right="-0.0626in" fo:keep-together="auto" fo:orphans="0" fo:widows="0" fo:text-indent="-0.0626in" style:auto-text-indent="false" fo:break-before="auto" fo:break-after="auto" fo:padding="0in" fo:border="none" fo:keep-with-next="auto"/>
    </style:style>
    <style:style style:name="P4" style:family="paragraph" style:parent-style-name="Standard">
      <style:paragraph-properties fo:margin-left="0in" fo:margin-right="-0.0626in" fo:text-indent="-0.0626in" style:auto-text-indent="false" fo:break-before="auto" fo:break-after="auto"/>
    </style:style>
    <style:style style:name="P5" style:family="paragraph" style:parent-style-name="Standard">
      <style:paragraph-properties fo:margin-left="0in" fo:margin-right="-0.0626in" fo:text-indent="-0.0626in" style:auto-text-indent="false" fo:break-before="auto" fo:break-after="auto"/>
      <style:text-properties style:font-name="Calibri" fo:font-size="11pt" style:font-name-asian="Calibri1" style:font-size-asian="11pt" style:font-name-complex="Calibri1" style:font-size-complex="11pt"/>
    </style:style>
    <style:style style:name="P6" style:family="paragraph" style:parent-style-name="Standard">
      <style:paragraph-properties fo:margin-left="0in" fo:margin-right="-0.0626in" fo:text-indent="-0.0626in" style:auto-text-indent="false"/>
    </style:style>
    <style:style style:name="P7" style:family="paragraph" style:parent-style-name="Standard">
      <style:paragraph-properties fo:margin-left="0in" fo:margin-right="-0.0626in" fo:text-align="center" style:justify-single-word="false" fo:text-indent="-0.0626in" style:auto-text-indent="false"/>
    </style:style>
    <style:style style:name="P8" style:family="paragraph" style:parent-style-name="Standard">
      <style:paragraph-properties fo:margin-left="0in" fo:margin-right="-0.0626in" fo:text-indent="-0.0626in" style:auto-text-indent="false"/>
      <style:text-properties style:font-name="Calibri" fo:font-size="11pt" fo:font-weight="bold" style:font-name-asian="Calibri1" style:font-size-asian="11pt" style:font-weight-asian="bold" style:font-name-complex="Calibri1" style:font-size-complex="11pt"/>
    </style:style>
    <style:style style:name="P9" style:family="paragraph" style:parent-style-name="Standard">
      <style:paragraph-properties fo:margin-left="0in" fo:margin-right="-0.0626in" fo:margin-top="0.139in" fo:margin-bottom="0.139in" loext:contextual-spacing="false" fo:line-height="100%" fo:text-indent="-0.0626in" style:auto-text-indent="false"/>
    </style:style>
    <style:style style:name="P10" style:family="paragraph" style:parent-style-name="Standard">
      <style:paragraph-properties fo:margin-left="0in" fo:margin-right="-0.0626in" fo:margin-top="0in" fo:margin-bottom="0.139in" loext:contextual-spacing="false" fo:line-height="100%" fo:text-indent="-0.0626in" style:auto-text-indent="false"/>
    </style:style>
    <style:style style:name="P11" style:family="paragraph" style:parent-style-name="Standard">
      <style:paragraph-properties fo:margin-left="0in" fo:margin-right="-0.0626in" fo:margin-top="0in" fo:margin-bottom="0.139in" loext:contextual-spacing="false" fo:line-height="100%" fo:keep-together="auto" fo:orphans="0" fo:widows="0" fo:text-indent="-0.0626in" style:auto-text-indent="false" fo:break-before="auto" fo:break-after="auto" fo:padding="0in" fo:border="none" fo:keep-with-next="auto"/>
    </style:style>
    <style:style style:name="P12" style:family="paragraph" style:parent-style-name="Standard">
      <style:paragraph-properties fo:margin-left="0in" fo:margin-right="-0.0626in" fo:margin-top="0in" fo:margin-bottom="0in" loext:contextual-spacing="false" fo:line-height="100%" fo:keep-together="auto" fo:orphans="0" fo:widows="0" fo:text-indent="-0.0626in" style:auto-text-indent="false" fo:break-before="auto" fo:break-after="auto" fo:padding="0in" fo:border="none" fo:keep-with-next="auto"/>
    </style:style>
    <style:style style:name="P13" style:family="paragraph" style:parent-style-name="Standard" style:master-page-name="Standard">
      <style:paragraph-properties fo:margin-left="0in" fo:margin-right="-0.0626in" fo:text-align="center" style:justify-single-word="false" fo:keep-together="auto" fo:orphans="0" fo:widows="0" fo:text-indent="-0.0626in" style:auto-text-indent="false" style:page-number="1" fo:break-before="auto" fo:break-after="auto" fo:padding="0in" fo:border="none" fo:keep-with-next="auto"/>
    </style:style>
    <style:style style:name="P14" style:family="paragraph" style:parent-style-name="Standard" style:list-style-name="WWNum9">
      <style:paragraph-properties fo:margin-left="0.25in" fo:margin-right="-0.0626in" fo:text-indent="-0.3126in" style:auto-text-indent="false"/>
    </style:style>
    <style:style style:name="P15" style:family="paragraph" style:parent-style-name="Standard" style:list-style-name="WWNum11">
      <style:paragraph-properties fo:margin-left="0.25in" fo:margin-right="-0.0626in" fo:text-indent="-0.3126in" style:auto-text-indent="false"/>
    </style:style>
    <style:style style:name="P16" style:family="paragraph" style:parent-style-name="Standard" style:list-style-name="WWNum3">
      <style:paragraph-properties fo:margin-left="0.25in" fo:margin-right="-0.0626in" fo:text-indent="-0.3126in" style:auto-text-indent="false"/>
    </style:style>
    <style:style style:name="P17" style:family="paragraph" style:parent-style-name="Standard" style:list-style-name="WWNum10">
      <style:paragraph-properties fo:margin-left="0.25in" fo:margin-right="-0.0626in" fo:text-indent="-0.3126in" style:auto-text-indent="false"/>
    </style:style>
    <style:style style:name="P18" style:family="paragraph" style:parent-style-name="Standard" style:list-style-name="WWNum5">
      <style:paragraph-properties fo:margin-left="0.25in" fo:margin-right="-0.0626in" fo:text-indent="-0.3126in" style:auto-text-indent="false"/>
    </style:style>
    <style:style style:name="P19" style:family="paragraph" style:parent-style-name="Standard" style:list-style-name="WWNum12">
      <style:paragraph-properties fo:margin-left="0.25in" fo:margin-right="-0.0626in" fo:text-indent="-0.3126in" style:auto-text-indent="false"/>
    </style:style>
    <style:style style:name="P20" style:family="paragraph" style:parent-style-name="Standard" style:list-style-name="WWNum7">
      <style:paragraph-properties fo:margin-left="0.25in" fo:margin-right="-0.0626in" fo:text-indent="-0.3126in" style:auto-text-indent="false"/>
    </style:style>
    <style:style style:name="P21" style:family="paragraph" style:parent-style-name="Standard" style:list-style-name="WWNum8">
      <style:paragraph-properties fo:margin-left="0.25in" fo:margin-right="-0.0626in" fo:text-indent="-0.3126in" style:auto-text-indent="false"/>
    </style:style>
    <style:style style:name="P22" style:family="paragraph" style:parent-style-name="Standard" style:list-style-name="WWNum1">
      <style:paragraph-properties fo:margin-left="0.25in" fo:margin-right="-0.0626in" fo:text-indent="-0.3126in" style:auto-text-indent="false" fo:break-before="auto" fo:break-after="auto"/>
    </style:style>
    <style:style style:name="P23" style:family="paragraph" style:parent-style-name="Standard" style:list-style-name="WWNum11">
      <style:paragraph-properties fo:margin-left="0.25in" fo:margin-right="-0.0626in" fo:text-indent="-0.3126in" style:auto-text-indent="false" fo:break-before="auto" fo:break-after="auto"/>
    </style:style>
    <style:style style:name="P24" style:family="paragraph" style:parent-style-name="Standard" style:list-style-name="WWNum6">
      <style:paragraph-properties fo:margin-left="0.25in" fo:margin-right="-0.0626in" fo:text-indent="-0.3126in" style:auto-text-indent="false" fo:break-before="auto" fo:break-after="auto"/>
    </style:style>
    <style:style style:name="P25" style:family="paragraph" style:parent-style-name="Standard" style:list-style-name="WWNum13">
      <style:paragraph-properties fo:margin-left="0.25in" fo:margin-right="-0.0626in" fo:text-indent="-0.3126in" style:auto-text-indent="false" fo:break-before="auto" fo:break-after="auto"/>
    </style:style>
    <style:style style:name="P26" style:family="paragraph" style:parent-style-name="Standard" style:list-style-name="WWNum4">
      <style:paragraph-properties fo:margin-left="0.25in" fo:margin-right="-0.0626in" fo:text-indent="-0.3126in" style:auto-text-indent="false" fo:break-before="auto" fo:break-after="auto" fo:padding="0in" fo:border="none"/>
    </style:style>
    <style:style style:name="P27" style:family="paragraph" style:parent-style-name="Standard" style:list-style-name="WWNum11">
      <style:paragraph-properties fo:margin-left="0.25in" fo:margin-right="-0.0626in" fo:text-indent="-0.3126in" style:auto-text-indent="false" fo:break-before="auto" fo:break-after="auto" fo:padding="0in" fo:border="none"/>
    </style:style>
    <style:style style:name="P28" style:family="paragraph" style:parent-style-name="Standard" style:list-style-name="WWNum14">
      <style:paragraph-properties fo:margin-left="0.25in" fo:margin-right="-0.0626in" fo:keep-together="auto" fo:orphans="0" fo:widows="0" fo:text-indent="-0.3126in" style:auto-text-indent="false" fo:break-before="auto" fo:break-after="auto" fo:padding="0in" fo:border="none" fo:keep-with-next="auto"/>
    </style:style>
    <style:style style:name="P29" style:family="paragraph" style:parent-style-name="Standard" style:list-style-name="WWNum2">
      <style:paragraph-properties fo:margin-left="0.25in" fo:margin-right="-0.0626in" fo:keep-together="auto" fo:orphans="0" fo:widows="0" fo:text-indent="-0.3126in" style:auto-text-indent="false" fo:break-before="auto" fo:break-after="auto" fo:padding="0in" fo:border="none" fo:keep-with-next="auto"/>
    </style:style>
    <style:style style:name="P30" style:family="paragraph" style:parent-style-name="Standard" style:list-style-name="WWNum11">
      <style:paragraph-properties fo:margin-left="0.5in" fo:margin-right="-0.0626in" fo:text-indent="-0.5626in" style:auto-text-indent="false"/>
    </style:style>
    <style:style style:name="P31" style:family="paragraph" style:parent-style-name="Standard" style:list-style-name="WWNum10">
      <style:paragraph-properties fo:margin-left="0.5in" fo:margin-right="-0.0626in" fo:text-indent="-0.5626in" style:auto-text-indent="false"/>
    </style:style>
    <style:style style:name="P32" style:family="paragraph" style:parent-style-name="Standard" style:list-style-name="WWNum5">
      <style:paragraph-properties fo:margin-left="0.5in" fo:margin-right="-0.0626in" fo:text-indent="-0.5626in" style:auto-text-indent="false"/>
    </style:style>
    <style:style style:name="P33" style:family="paragraph" style:parent-style-name="Standard" style:list-style-name="WWNum12">
      <style:paragraph-properties fo:margin-left="0.5in" fo:margin-right="-0.0626in" fo:text-indent="-0.5626in" style:auto-text-indent="false"/>
    </style:style>
    <style:style style:name="P34" style:family="paragraph" style:parent-style-name="Standard" style:list-style-name="WWNum7">
      <style:paragraph-properties fo:margin-left="0.5in" fo:margin-right="-0.0626in" fo:text-indent="-0.5626in" style:auto-text-indent="false"/>
    </style:style>
    <style:style style:name="P35" style:family="paragraph" style:parent-style-name="Standard" style:list-style-name="WWNum11">
      <style:paragraph-properties fo:margin-left="0.5in" fo:margin-right="-0.0626in" fo:text-indent="-0.5626in" style:auto-text-indent="false" fo:break-before="auto" fo:break-after="auto"/>
    </style:style>
    <style:style style:name="P36" style:family="paragraph" style:parent-style-name="Standard" style:list-style-name="WWNum6">
      <style:paragraph-properties fo:margin-left="0.5in" fo:margin-right="-0.0626in" fo:text-indent="-0.5626in" style:auto-text-indent="false" fo:break-before="auto" fo:break-after="auto"/>
    </style:style>
    <style:style style:name="P37" style:family="paragraph" style:parent-style-name="Standard" style:list-style-name="WWNum13">
      <style:paragraph-properties fo:margin-left="0.5in" fo:margin-right="-0.0626in" fo:text-indent="-0.5626in" style:auto-text-indent="false" fo:break-before="auto" fo:break-after="auto"/>
    </style:style>
    <style:style style:name="P38" style:family="paragraph" style:parent-style-name="Standard" style:list-style-name="WWNum11">
      <style:paragraph-properties fo:margin-left="0.5in" fo:margin-right="-0.0626in" fo:text-indent="-0.5626in" style:auto-text-indent="false" fo:break-before="auto" fo:break-after="auto" fo:padding="0in" fo:border="none"/>
    </style:style>
    <style:style style:name="P39" style:family="paragraph" style:parent-style-name="Standard" style:list-style-name="WWNum14">
      <style:paragraph-properties fo:margin-left="0.5in" fo:margin-right="-0.0626in" fo:keep-together="auto" fo:orphans="0" fo:widows="0" fo:text-indent="-0.5626in" style:auto-text-indent="false" fo:break-before="auto" fo:break-after="auto" fo:padding="0in" fo:border="none" fo:keep-with-next="auto"/>
    </style:style>
    <style:style style:name="P40" style:family="paragraph" style:parent-style-name="Heading_20_1">
      <style:paragraph-properties fo:margin-left="0.5in" fo:margin-right="-0.0626in" fo:text-indent="-0.0626in" style:auto-text-indent="false"/>
    </style:style>
    <style:style style:name="P41" style:family="paragraph" style:parent-style-name="Heading_20_1">
      <style:paragraph-properties fo:margin-left="0.5in" fo:margin-right="-0.0626in" fo:keep-together="always" fo:text-indent="-0.0626in" style:auto-text-indent="false"/>
    </style:style>
    <style:style style:name="P42" style:family="paragraph" style:parent-style-name="Heading_20_1">
      <style:paragraph-properties fo:margin-left="0in" fo:margin-right="-0.0626in" fo:keep-together="always" fo:text-indent="-0.0626in" style:auto-text-indent="false"/>
    </style:style>
    <style:style style:name="P43" style:family="paragraph" style:parent-style-name="Heading_20_3">
      <style:paragraph-properties fo:margin-left="0.5in" fo:margin-right="-0.0626in" fo:text-indent="-0.0626in" style:auto-text-indent="false"/>
    </style:style>
    <style:style style:name="P44" style:family="paragraph" style:parent-style-name="Heading_20_3">
      <style:paragraph-properties fo:margin-left="0.5in" fo:margin-right="-0.0626in" fo:text-align="start" style:justify-single-word="false" fo:text-indent="-0.0626in" style:auto-text-indent="false"/>
    </style:style>
    <style:style style:name="P45" style:family="paragraph" style:parent-style-name="Heading_20_3">
      <style:paragraph-properties fo:margin-left="0in" fo:margin-right="-0.0626in" fo:text-indent="-0.0626in" style:auto-text-indent="false"/>
    </style:style>
    <style:style style:name="P46" style:family="paragraph" style:parent-style-name="Subtitle">
      <style:paragraph-properties fo:margin-left="0in" fo:margin-right="-0.0626in" fo:text-align="start" style:justify-single-word="false" fo:text-indent="-0.0626in" style:auto-text-indent="false" fo:break-before="auto" fo:break-after="auto"/>
      <style:text-properties style:font-name="Calibri" style:font-name-asian="Calibri1" style:font-name-complex="Calibri1"/>
    </style:style>
    <style:style style:name="P47" style:family="paragraph">
      <loext:graphic-properties draw:fill="solid" draw:fill-color="#a0a0a0"/>
      <style:paragraph-properties fo:text-align="center"/>
    </style:style>
    <style:style style:name="T1" style:family="text">
      <style:text-properties fo:font-variant="normal" fo:text-transform="none" style:font-name="Calibri" fo:font-size="18pt" fo:font-weight="bold" style:font-name-asian="Calibri1" style:font-size-asian="18pt" style:font-weight-asian="bold" style:font-name-complex="Calibri1" style:font-size-complex="18pt"/>
    </style:style>
    <style:style style:name="T2" style:family="text">
      <style:text-properties fo:font-variant="normal" fo:text-transform="none" style:font-name="Calibri" fo:font-size="11pt" style:font-name-asian="Calibri1" style:font-size-asian="11pt" style:font-name-complex="Calibri1" style:font-size-complex="11pt"/>
    </style:style>
    <style:style style:name="T3" style:family="text">
      <style:text-properties fo:font-variant="normal" fo:text-transform="none" style:font-name="Calibri" fo:font-size="11pt" fo:font-weight="bold" style:font-name-asian="Calibri1" style:font-size-asian="11pt"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6" style:family="text">
      <style:text-properties fo:font-variant="normal" fo:text-transform="none" fo:font-size="11pt" style:font-size-asian="11pt" style:font-size-complex="11pt"/>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1pt" style:font-name-asian="Calibri1" style:font-size-asian="11pt" style:font-name-complex="Calibri1" style:font-size-complex="11pt"/>
    </style:style>
    <style:style style:name="T9" style:family="text">
      <style:text-properties style:font-name="Calibri" fo:font-size="11pt" style:font-name-asian="Calibri1" style:font-size-asian="11pt" style:font-name-complex="Calibri1" style:font-size-complex="11pt" fo:background-color="#ffffff"/>
    </style:style>
    <style:style style:name="T10" style:family="text">
      <style:text-properties style:font-name="Calibri" fo:font-size="11pt" fo:font-weight="bold" style:font-name-asian="Calibri1" style:font-size-asian="11pt" style:font-weight-asian="bold" style:font-name-complex="Calibri1" style:font-size-complex="11pt"/>
    </style:style>
    <style:style style:name="T11" style:family="text">
      <style:text-properties style:font-name="Calibri" fo:font-size="11pt" fo:font-style="italic" style:font-name-asian="Calibri1" style:font-size-asian="11pt" style:font-style-asian="italic" style:font-name-complex="Calibri1" style:font-size-complex="11pt"/>
    </style:style>
    <style:style style:name="T12" style:family="text">
      <style:text-properties style:font-name="Calibri" fo:font-size="10.5pt" style:font-name-asian="Calibri1" style:font-size-asian="10.5pt" style:font-name-complex="Calibri1" style:font-size-complex="10.5pt" fo:background-color="#ffffff"/>
    </style:style>
    <style:style style:name="T13" style:family="text">
      <style:text-properties style:font-name="Calibri" fo:font-size="7pt" style:font-name-asian="Calibri1" style:font-size-asian="7pt" style:font-name-complex="Calibri1" style:font-size-complex="7pt"/>
    </style:style>
    <style:style style:name="T14" style:family="text">
      <style:text-properties style:font-name="Calibri" style:font-name-asian="Calibri1" style:font-name-complex="Calibri1" fo:background-color="#ffffff"/>
    </style:style>
    <style:style style:name="T15" style:family="text">
      <style:text-properties fo:color="#1155cc" fo:font-size="10pt" style:font-size-asian="10pt" style:font-size-complex="10pt"/>
    </style:style>
    <style:style style:name="T16" style:family="text">
      <style:text-properties fo:color="#1155cc" style:font-name="Calibri" fo:font-size="10pt" style:font-name-asian="Calibri1" style:font-size-asian="10pt" style:font-name-complex="Calibri1" style:font-size-complex="10pt"/>
    </style:style>
    <style:style style:name="T17" style:family="text">
      <style:text-properties fo:color="#1155cc" style:font-name="Calibri" fo:font-size="11pt" style:font-name-asian="Calibri1" style:font-size-asian="11pt" style:font-name-complex="Calibri1" style:font-size-complex="11pt"/>
    </style:style>
    <style:style style:name="T18" style:family="text">
      <style:text-properties fo:color="#1155cc" style:font-name="Calibri" fo:font-size="11pt" style:font-name-asian="Calibri1" style:font-size-asian="11pt" style:font-name-complex="Calibri1" style:font-size-complex="11pt" fo:background-color="#ffffff"/>
    </style:style>
    <style:style style:name="T19" style:family="text">
      <style:text-properties fo:color="#1155cc" style:font-name="Calibri" fo:font-size="11pt" fo:font-weight="bold" style:font-name-asian="Calibri1" style:font-size-asian="11pt" style:font-weight-asian="bold" style:font-name-complex="Calibri1" style:font-size-complex="11pt"/>
    </style:style>
    <style:style style:name="T20" style:family="text">
      <style:text-properties fo:color="#1155cc"/>
    </style:style>
    <style:style style:name="T21" style:family="text">
      <style:text-properties fo:color="#1155cc" fo:font-size="11pt" style:font-size-asian="11pt" style:font-size-complex="11pt"/>
    </style:style>
    <style:style style:name="T22" style:family="text">
      <style:text-properties fo:color="#1155cc" fo:font-weight="bold" style:font-weight-asian="bold"/>
    </style:style>
    <style:style style:name="T23" style:family="text">
      <style:text-properties fo:color="#1155cc" fo:font-size="12pt" style:text-underline-style="solid" style:text-underline-width="auto" style:text-underline-color="font-color" style:font-size-asian="12pt" style:font-size-complex="12pt"/>
    </style:style>
    <style:style style:name="T24" style:family="text">
      <style:text-properties fo:color="#1155cc" style:font-name="Roboto" fo:font-size="10.5pt" style:font-name-asian="Roboto1" style:font-size-asian="10.5pt" style:font-name-complex="Roboto1" style:font-size-complex="10.5pt"/>
    </style:style>
    <style:style style:name="T25" style:family="text">
      <style:text-properties fo:font-size="10pt" style:font-size-asian="10pt" style:font-size-complex="10pt"/>
    </style:style>
    <style:style style:name="T26" style:family="text">
      <style:text-properties fo:font-weight="bold" style:font-weight-asian="bold"/>
    </style:style>
    <style:style style:name="T27" style:family="text">
      <style:text-properties fo:font-size="11pt" style:font-size-asian="11pt" style:font-size-complex="11pt"/>
    </style:style>
    <style:style style:name="T28" style:family="text">
      <style:text-properties fo:font-style="italic" style:font-style-asian="italic"/>
    </style:style>
    <style:style style:name="T29" style:family="text">
      <style:text-properties style:text-underline-style="none"/>
    </style:style>
    <style:style style:name="T30" style:family="text">
      <style:text-properties style:text-underline-style="none" fo:background-color="#ffffff"/>
    </style:style>
    <style:style style:name="T31" style:family="text">
      <style:text-properties fo:color="#274e13" fo:font-size="12pt" style:font-size-asian="12pt" style:font-size-complex="12pt"/>
    </style:style>
    <style:style style:name="T32" style:family="text">
      <style:text-properties fo:font-size="7pt" style:font-size-asian="7pt" style:font-size-complex="7pt"/>
    </style:style>
    <style:style style:name="T33" style:family="text">
      <style:text-properties fo:background-color="#ffffff"/>
    </style:style>
    <style:style style:name="T34" style:family="text">
      <style:text-properties style:font-name="Roboto" fo:font-size="10.5pt" style:font-name-asian="Roboto1" style:font-size-asian="10.5pt" style:font-name-complex="Roboto1" style:font-size-complex="10.5pt"/>
    </style:style>
    <style:style style:name="T35" style:family="text">
      <style:text-properties style:text-position="super 58%" style:font-name="Calibri" fo:font-size="11pt" style:font-name-asian="Calibri1" style:font-size-asian="11pt" style:font-name-complex="Calibri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gjdgxs"/><text:span text:style-name="T1">PETER H BOLING</text:span></text:p>
      <text:p text:style-name="P1"><text:span text:style-name="T7">📍Detroit, MI</text:span><text:span text:style-name="T15"> (</text:span><text:span text:style-name="T25">r</text:span><text:span text:style-name="T7">emote-only) </text:span><text:span text:style-name="T15">⦚</text:span><text:span text:style-name="T7"> </text:span><text:span text:style-name="T25">⌚️</text:span><text:span text:style-name="T7">TZ-America/*</text:span><text:span text:style-name="T25"> </text:span><text:span text:style-name="T15">⦚</text:span><text:span text:style-name="T7"> </text:span><text:a xlink:type="simple" xlink:href="tel:+1-925-252-5351" text:style-name="ListLabel_20_127" text:visited-style-name="ListLabel_20_127"><text:span text:style-name="T16">📞(925) 252-5351</text:span></text:a><text:span text:style-name="T7"> </text:span><text:span text:style-name="T15">⦚</text:span><text:span text:style-name="T7"> </text:span><text:a xlink:type="simple" xlink:href="mailto:peter@railsbling.com" text:style-name="ListLabel_20_127" text:visited-style-name="ListLabel_20_127"><text:span text:style-name="T16">📧peter@railsbling.com</text:span></text:a></text:p>
      <text:p text:style-name="P7"><text:a xlink:type="simple" xlink:href="http://railsbling.com" text:style-name="ListLabel_20_127" text:visited-style-name="ListLabel_20_127"><text:span text:style-name="T16">🔗Portfolio</text:span></text:a><text:span text:style-name="T16"> </text:span><text:span text:style-name="T15">⦚</text:span><text:span text:style-name="T16"> </text:span><text:a xlink:type="simple" xlink:href="https://rubygems.org/profiles/pboling" text:style-name="ListLabel_20_127" text:visited-style-name="ListLabel_20_127"><text:span text:style-name="T16">💎Gems</text:span></text:a><text:span text:style-name="T15"> ⦚ </text:span><text:a xlink:type="simple" xlink:href="https://github.com/pboling" text:style-name="ListLabel_20_128" text:visited-style-name="ListLabel_20_128"><text:span text:style-name="T15">🐙Hub</text:span></text:a><text:span text:style-name="T15"> ⦚ </text:span><text:a xlink:type="simple" xlink:href="https://gitlab.com/pboling" text:style-name="ListLabel_20_128" text:visited-style-name="ListLabel_20_128"><text:span text:style-name="T15">🧪Lab</text:span></text:a><text:span text:style-name="T15"> ⦚ </text:span><text:a xlink:type="simple" xlink:href="https://sr.ht/~galtzo/" text:style-name="ListLabel_20_128" text:visited-style-name="ListLabel_20_128"><text:span text:style-name="T15">🛖Hut</text:span></text:a><text:span text:style-name="T15"> ⦚ </text:span><text:a xlink:type="simple" xlink:href="https://calendly.com/peter-boling/30min" text:style-name="ListLabel_20_128" text:visited-style-name="ListLabel_20_128"><text:span text:style-name="T15">📅Calendly</text:span></text:a></text:p>
      <text:p text:style-name="P9">Director, team leader, mentor, linux system admin, FLOSS advocate, barista, student, and builder of web applications great and small for 25 years. Passionate about testing, efficiency, learning best practices, and improving the human condition by automation.</text:p>
      <text:p text:style-name="P10">Recognized by <text:a xlink:type="simple" xlink:href="https://github.blog/2022-06-24-thank-you-to-our-maintainers/" text:style-name="ListLabel_20_129" text:visited-style-name="ListLabel_20_129"><text:span text:style-name="T20">Github in July 2022</text:span></text:a> as one of 904 developers whose open source code their platform relies on. Engineered solutions for nearly every sector of industry. Specialize in migrating legacy systems to modern architecture utilizing principles of BDD, and DDD.</text:p>
      <text:p text:style-name="P11">Built world’s first enterprise Rails app running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 <text:span text:style-name="T8">Led massive PHP-to-Rails migrations @ </text:span><text:a xlink:type="simple" xlink:href="https://www.asmallworld.com" text:style-name="ListLabel_20_130" text:visited-style-name="ListLabel_20_130"><text:span text:style-name="T17">aSmallWorld</text:span></text:a><text:span text:style-name="T8"> (2008-9) and </text:span><text:a xlink:type="simple" xlink:href="https://www.biblegateway.com" text:style-name="ListLabel_20_130" text:visited-style-name="ListLabel_20_130"><text:span text:style-name="T17">BibleGateway</text:span></text:a><text:span text:style-name="T8"> (2009-10).</text:span></text:p>
      <text:p text:style-name="P6">Favorite 🥞is Event Storming, CQRS, Rails, SvelteKit, CI/CD, GitOps.</text:p>
      <text:p text:style-name="P12">Languages: 🇺🇸English ⦚ 🇲🇽Spanish (fluent) ⦚ 🇧🇷Portuguese (fluent) ⦚ 🇮🇩Indonesian (convo)</text:p>
      <text:p text:style-name="P6">Legend: 🦖= Additional role as primary Jira admin (5x), 🪜= Received internal promotion (7x)</text:p>
      <text:p text:style-name="P12"/>
      <text:p text:style-name="P40"><text:bookmark text:name="_5zsiwiq4h1ex"/>Leadership &amp; Management Summary<draw:rect text:anchor-type="as-char" style:rel-width="100%" draw:z-index="0" draw:style-name="gr1" draw:text-style-name="P47" svg:width="0.0012in" svg:height="0.0213in"><text:p/></draw:rect></text:p>
      <text:p text:style-name="P6"><text:span text:style-name="T10">Director of Engineering</text:span><text:span text:style-name="T8">, </text:span><text:a xlink:type="simple" xlink:href="https://rivierapartners.com" text:style-name="ListLabel_20_130" text:visited-style-name="ListLabel_20_130"><text:span text:style-name="T17">Riviera Partners</text:span></text:a><text:span text:style-name="T8">; </text:span><text:span text:style-name="T12">20</text:span><text:span text:style-name="T8"> engineers, 7 direct reports; 202</text:span>0<text:span text:style-name="T8"> - present</text:span></text:p>
      <text:p text:style-name="P6"><text:span text:style-name="T10">Executive Director</text:span><text:span text:style-name="T8">, National Progressive Party; helped launch </text:span><text:a xlink:type="simple" xlink:href="https://waprogressiveparty.org/" text:style-name="ListLabel_20_129" text:visited-style-name="ListLabel_20_129"><text:span text:style-name="T20">WAPP</text:span></text:a><text:span text:style-name="T8">; 2020 - 2022</text:span></text:p>
      <text:p text:style-name="P6"><text:span text:style-name="T26">Board Member</text:span> (ex-officio), National Progressive Party; 2020 - 2022</text:p>
      <text:p text:style-name="P6"><text:span text:style-name="T10">Deputy Director of Outreach</text:span><text:span text:style-name="T8">, National Progressive Party; grew social media 10x in </text:span>3mo<text:span text:style-name="T8">; 2020</text:span></text:p>
      <text:p text:style-name="P6"><text:span text:style-name="T10">Technical Advisor</text:span><text:span text:style-name="T8">, </text:span><text:a xlink:type="simple" xlink:href="https://www.facebook.com/meetkarunahealth/" text:style-name="ListLabel_20_130" text:visited-style-name="ListLabel_20_130"><text:span text:style-name="T17">Karuna Health</text:span></text:a><text:span text:style-name="T8">; </text:span>a<text:span text:style-name="T8">rchitecture, mentoring, planning; <text:s/>2018 - 2020 (Acquired)</text:span></text:p>
      <text:p text:style-name="P6"><text:span text:style-name="T10">Leadership Fundamentals</text:span><text:span text:style-name="T8">, </text:span><text:a xlink:type="simple" xlink:href="https://boltthreads.com/" text:style-name="ListLabel_20_129" text:visited-style-name="ListLabel_20_129"><text:span text:style-name="T20">Bolt Threads</text:span></text:a><text:span text:style-name="T8">; intensive training; 2017 - 2018</text:span></text:p>
      <text:p text:style-name="P6"><text:span text:style-name="T10">Web Team Lead</text:span><text:span text:style-name="T8">, </text:span><text:a xlink:type="simple" xlink:href="https://invoice.2go.com/" text:style-name="ListLabel_20_130" text:visited-style-name="ListLabel_20_130"><text:span text:style-name="T17">Invoice2go</text:span></text:a><text:span text:style-name="T8">; </text:span>m<text:span text:style-name="T8">anaged 6 </text:span>devs<text:span text:style-name="T8">, </text:span>&amp;<text:span text:style-name="T8"> 1 QA Engineer; 2016 - 2017</text:span></text:p>
      <text:p text:style-name="P6"><text:span text:style-name="T10">Automation Team Lead</text:span><text:span text:style-name="T8">, </text:span><text:a xlink:type="simple" xlink:href="https://invoice.2go.com/" text:style-name="ListLabel_20_129" text:visited-style-name="ListLabel_20_129"><text:span text:style-name="T20">Invoice2go</text:span></text:a><text:span text:style-name="T8">; </text:span>m<text:span text:style-name="T8">anaged 1 </text:span>dev<text:span text:style-name="T8">, coordinated horizontally; 2016 - 2017</text:span></text:p>
      <text:p text:style-name="P6"><text:span text:style-name="T10">CTO and Co-founder</text:span><text:span text:style-name="T8">, </text:span><text:a xlink:type="simple" xlink:href="https://www.crunchbase.com/organization/acquaintable" text:style-name="ListLabel_20_130" text:visited-style-name="ListLabel_20_130"><text:span text:style-name="T17">Acquaintable</text:span></text:a><text:span text:style-name="T8">; online dating; </text:span>m<text:span text:style-name="T8">anaged team of 5</text:span>;<text:span text:style-name="T8"> 2012 - 2013 (Acquired)</text:span></text:p>
      <text:p text:style-name="P6"><text:soft-page-break/><text:span text:style-name="T10">Co-founder</text:span><text:span text:style-name="T8">, </text:span><text:a xlink:type="simple" xlink:href="http://wordtree.org/" text:style-name="ListLabel_20_130" text:visited-style-name="ListLabel_20_130"><text:span text:style-name="T17">Word Tree Foundation</text:span></text:a><text:span text:style-name="T8">; Big Data analysis of literary</text:span> provenance<text:span text:style-name="T8">; 2013 - present</text:span></text:p>
      <text:p text:style-name="P6"><text:span text:style-name="T10">First Employee &amp; Team Lead</text:span><text:span text:style-name="T8">, </text:span><text:a xlink:type="simple" xlink:href="https://www.bloomberg.com/" text:style-name="ListLabel_20_130" text:visited-style-name="ListLabel_20_130"><text:span text:style-name="T17">Bloomberg</text:span></text:a><text:a xlink:type="simple" xlink:href="https://www.bloomberg.com/" text:style-name="ListLabel_20_129" text:visited-style-name="ListLabel_20_129"><text:span text:style-name="T20">’s</text:span></text:a><text:span text:style-name="T8"> wealth </text:span>mgmt tool<text:span text:style-name="T8">; </text:span>led<text:span text:style-name="T8"> team of 1</text:span>0<text:span text:style-name="T8">; 2010 - 2012</text:span></text:p>
      <text:p text:style-name="P6"><text:span text:style-name="T10">Team Lead, </text:span><text:a xlink:type="simple" xlink:href="https://www.bizapedia.com/in/sagebit-llc.html" text:style-name="ListLabel_20_131" text:visited-style-name="ListLabel_20_131"><text:span text:style-name="T21">Sagebit</text:span></text:a><text:span text:style-name="T8">; </text:span>m<text:span text:style-name="T8">entored 5 recent graduate programmers; 2008 - 2009</text:span></text:p>
      <text:p text:style-name="P6"/>
      <text:p text:style-name="P40"><text:bookmark text:name="_txkctxpjgbsn"/>Free (Libre) Open Source Summary<draw:rect text:anchor-type="as-char" style:rel-width="100%" draw:z-index="1" draw:style-name="gr1" draw:text-style-name="P47" svg:width="0.0012in" svg:height="0.0213in"><text:p/></draw:rect></text:p>
      <text:p text:style-name="P6"><text:a xlink:type="simple" xlink:href="https://tidelift.com/about/lifter#funded-packages" text:style-name="ListLabel_20_132" text:visited-style-name="ListLabel_20_132"><text:span text:style-name="T22">Tidelift</text:span></text:a><text:span text:style-name="T26"> Maintainer, </text:span><text:a xlink:type="simple" xlink:href="https://rubygems.org/profiles/pboling" text:style-name="ListLabel_20_132" text:visited-style-name="ListLabel_20_132"><text:span text:style-name="T22">RubyGem</text:span></text:a><text:span text:style-name="T10"> &amp; </text:span><text:a xlink:type="simple" xlink:href="https://www.npmjs.com/~pboling" text:style-name="ListLabel_20_133" text:visited-style-name="ListLabel_20_133"><text:span text:style-name="T19">NPM</text:span></text:a><text:span text:style-name="T10"> Project Lead</text:span>, <text:span text:style-name="T27">6</text:span>7<text:span text:style-name="T27">+ </text:span>libraries; following are widely adopted:</text:p>
      <text:list xml:id="list1548495489" text:style-name="WWNum9">
        <text:list-item>
          <text:p text:style-name="P14"><text:a xlink:type="simple" xlink:href="https://rubygems.org/gems/oauth2" text:style-name="ListLabel_20_129" text:visited-style-name="ListLabel_20_129"><text:span text:style-name="T20">oauth2</text:span></text:a> - OAuth 2 Client; <text:span text:style-name="T28">maintainer</text:span> since 2017; 123.9MM DL</text:p>
        </text:list-item>
        <text:list-item>
          <text:p text:style-name="P14"><text:a xlink:type="simple" xlink:href="https://rubygems.org/gems/oauth" text:style-name="ListLabel_20_130" text:visited-style-name="ListLabel_20_130"><text:span text:style-name="T17">oauth</text:span></text:a><text:span text:style-name="T8"> - OAuth 1 Client &amp; Server; </text:span><text:span text:style-name="T28">maintainer</text:span> <text:span text:style-name="T8">since 2021</text:span>; 82.9MM DL</text:p>
        </text:list-item>
        <text:list-item>
          <text:p text:style-name="P14"><text:a xlink:type="simple" xlink:href="https://rubygems.org/gems/version_gem" text:style-name="ListLabel_20_129" text:visited-style-name="ListLabel_20_129"><text:span text:style-name="T20">version_gem</text:span></text:a> - Gemspec-compatible VERSION enhancer; <text:span text:style-name="T28">author</text:span>, 2022; 3.3MM DL</text:p>
        </text:list-item>
        <text:list-item>
          <text:p text:style-name="P14"><text:a xlink:type="simple" xlink:href="https://rubygems.org/gems/dynamoid" text:style-name="ListLabel_20_129" text:visited-style-name="ListLabel_20_129"><text:span text:style-name="T20">dynamoid</text:span></text:a> - Amazon DynamoDB ORM; <text:span text:style-name="T28">maintainer</text:span> since 2016; 2.8MM DL</text:p>
        </text:list-item>
        <text:list-item>
          <text:p text:style-name="P14"><text:a xlink:type="simple" xlink:href="https://rubygems.org/gems/gem_bench" text:style-name="ListLabel_20_129" text:visited-style-name="ListLabel_20_129"><text:span text:style-name="T20">gem_bench</text:span></text:a> - Gemfile static analysis; <text:span text:style-name="T28">author</text:span>, 2013; 2.8MM DL</text:p>
        </text:list-item>
        <text:list-item>
          <text:p text:style-name="P14"><text:a xlink:type="simple" xlink:href="https://rubygems.org/gems/flag_shih_tzu" text:style-name="ListLabel_20_129" text:visited-style-name="ListLabel_20_129"><text:span text:style-name="T20">flag_shih_tzu</text:span></text:a> - bitfields for ActiveRecord; <text:span text:style-name="T28">maintainer</text:span> since 2012; 1.8MM DL</text:p>
        </text:list-item>
        <text:list-item>
          <text:p text:style-name="P14"><text:a xlink:type="simple" xlink:href="https://rubygems.org/gems/sanitize_email" text:style-name="ListLabel_20_129" text:visited-style-name="ListLabel_20_129"><text:span text:style-name="T20">sanitize_email</text:span></text:a> - email condom for Ruby server; <text:span text:style-name="T28">author</text:span>, 2009; 1.5MM DL</text:p>
        </text:list-item>
        <text:list-item>
          <text:p text:style-name="P14"><text:a xlink:type="simple" xlink:href="https://rubygems.org/gems/omniauth-identity" text:style-name="ListLabel_20_129" text:visited-style-name="ListLabel_20_129"><text:span text:style-name="T20">omniauth-identity</text:span></text:a> - trad un/pw adapter for omniauth; <text:span text:style-name="T28">maintainer</text:span> since 2020; 1.4MM DL</text:p>
        </text:list-item>
      </text:list>
      <text:p text:style-name="P8"/>
      <text:p text:style-name="P42"><text:bookmark text:name="_jnpl2vumys4g"/><text:span text:style-name="T31">Director of Engineering ⦚ </text:span><text:a xlink:type="simple" xlink:href="https://rivierapartners.com" text:style-name="ListLabel_20_134" text:visited-style-name="ListLabel_20_134"><text:span text:style-name="T23">Riviera Partners</text:span></text:a><text:span text:style-name="T31"> ⦚ Feb 2020 - present, 🦖</text:span>🪜<text:span text:style-name="T31">🪜</text:span><draw:rect text:anchor-type="as-char" style:rel-width="100%" draw:z-index="2" draw:style-name="gr1" draw:text-style-name="P47" svg:width="0.0012in" svg:height="0.0213in"><text:p/></draw:rect></text:p>
      <text:p text:style-name="P6"><text:span text:style-name="T32">🥞</text:span><text:span text:style-name="T13">Rails 5.2, Ruby 2.5</text:span><text:span text:style-name="T32">…</text:span><text:span text:style-name="T13">2.7, RSpec, PostgreSQL, SQS, S3, ES, Sidekiq, </text:span><text:span text:style-name="T32">k8</text:span><text:span text:style-name="T13">, Hasura, SchemaHero, GraphQL, CQRS+ES, Svelte, </text:span><text:span text:style-name="T32">Jira</text:span><text:span text:style-name="T13">, Github</text:span></text:p>
      <text:list xml:id="list4065565328" text:style-name="WWNum11">
        <text:list-item>
          <text:p text:style-name="P15"><text:span text:style-name="T14">Managed back-end and devops teams. Focused on infrastructure as code and services</text:span></text:p>
        </text:list-item>
        <text:list-item>
          <text:p text:style-name="P15"><text:span text:style-name="T33">Automated &amp; templated email campaigns improving response by order of magnitude</text:span></text:p>
        </text:list-item>
        <text:list-item>
          <text:p text:style-name="P15"><text:span text:style-name="T33">Utilized</text:span><text:span text:style-name="T14"> event </text:span><text:span text:style-name="T33">s</text:span><text:span text:style-name="T14">torming to </text:span><text:span text:style-name="T33">map business domain</text:span><text:span text:style-name="T14"> (Domain Driven Design)</text:span></text:p>
        </text:list-item>
        <text:list-item>
          <text:p text:style-name="P15"><text:span text:style-name="T33">Maintained</text:span><text:span text:style-name="T14"> legacy system</text:span><text:span text:style-name="T33">, while</text:span><text:span text:style-name="T14"> </text:span><text:span text:style-name="T33">p</text:span><text:span text:style-name="T14">reparing data migrations to new system</text:span></text:p>
        </text:list-item>
        <text:list-item>
          <text:p text:style-name="P15"><text:soft-page-break/><text:span text:style-name="T33">U</text:span><text:span text:style-name="T14">pgrad</text:span><text:span text:style-name="T33">ed</text:span><text:span text:style-name="T14"> </text:span><text:span text:style-name="T33">tools, </text:span><text:span text:style-name="T14">dependencies and SSL certificates, patch</text:span><text:span text:style-name="T33">ed</text:span><text:span text:style-name="T14"> C</text:span><text:span text:style-name="T33">VE</text:span><text:span text:style-name="T14">s</text:span></text:p>
        </text:list-item>
        <text:list-item>
          <text:p text:style-name="P15"><text:span text:style-name="T33">Promoted to Eng Manager, then Director of Engineering:</text:span></text:p>
          <text:list>
            <text:list-item>
              <text:p text:style-name="P30"><text:span text:style-name="T33">Org comprised 20 engineers among back-end, front-end, devops, DS &amp; QA</text:span></text:p>
            </text:list-item>
          </text:list>
        </text:list-item>
        <text:list-item>
          <text:p text:style-name="P15"><text:span text:style-name="T34">Wrote </text:span><text:a xlink:type="simple" xlink:href="https://rubygems.org/gems/service_actor-promptable" text:style-name="ListLabel_20_135" text:visited-style-name="ListLabel_20_135"><text:span text:style-name="T24">service_actor-promptable</text:span></text:a><text:span text:style-name="T34"> to assist with CLI-based system management</text:span> </text:p>
        </text:list-item>
      </text:list>
      <text:p text:style-name="P6"/>
      <text:p text:style-name="P41"><text:bookmark text:name="_ug63ikoxxa"/><text:span text:style-name="T31">Tech Advisor, Principal Software Engineer ⦚ </text:span><text:a xlink:type="simple" xlink:href="https://www.facebook.com/meetkarunahealth/" text:style-name="ListLabel_20_134" text:visited-style-name="ListLabel_20_134"><text:span text:style-name="T23">Karuna Health</text:span></text:a><text:span text:style-name="T31"> ⦚ Nov 2018 - Apr 2020</text:span><draw:rect text:anchor-type="as-char" style:rel-width="100%" draw:z-index="3" draw:style-name="gr1" draw:text-style-name="P47" svg:width="0.0012in" svg:height="0.0213in"><text:p/></draw:rect></text:p>
      <text:p text:style-name="P4"><text:span text:style-name="T32">🥞</text:span><text:span text:style-name="T13">Rails 5.2, Ruby 2.5</text:span><text:span text:style-name="T32">…</text:span><text:span text:style-name="T13">2.6, RSpec, PostgreSQL, SQS, Protobuf, S3, ES, </text:span><text:span text:style-name="T32">S</text:span><text:span text:style-name="T13">idekiq, Aptible, Github</text:span></text:p>
      <text:list xml:id="list1459026913" text:style-name="WWNum1">
        <text:list-item>
          <text:p text:style-name="P22"><text:span text:style-name="T9">Advis</text:span><text:span text:style-name="T33">ed</text:span><text:span text:style-name="T9"> on technology and hiring at Karuna Health</text:span></text:p>
        </text:list-item>
        <text:list-item>
          <text:p text:style-name="P22"><text:span text:style-name="T9">Built email gateway, notification services, and helped plan architecture of system</text:span></text:p>
        </text:list-item>
        <text:list-item>
          <text:p text:style-name="P22"><text:span text:style-name="T33">Implemented automation to</text:span><text:span text:style-name="T9"> correct data corruption</text:span></text:p>
        </text:list-item>
        <text:list-item>
          <text:p text:style-name="P22"><text:span text:style-name="T33">A</text:span><text:span text:style-name="T9">cquired by </text:span><text:a xlink:type="simple" xlink:href="https://www.commure.com/" text:style-name="ListLabel_20_136" text:visited-style-name="ListLabel_20_136"><text:span text:style-name="T18">Commure</text:span></text:a><text:a xlink:type="simple" xlink:href="https://www.commure.com/" text:style-name="ListLabel_20_136" text:visited-style-name="ListLabel_20_136"><text:span text:style-name="T18">, Inc</text:span></text:a></text:p>
        </text:list-item>
      </text:list>
      <text:p text:style-name="P4"/>
      <text:p text:style-name="P42"><text:bookmark text:name="_g6ga4h9l23nw"/><text:span text:style-name="T31">Principal Software Engineer ⦚ </text:span><text:a xlink:type="simple" xlink:href="https://9thbit.net" text:style-name="ListLabel_20_134" text:visited-style-name="ListLabel_20_134"><text:span text:style-name="T23">9thBit LLC</text:span></text:a><text:span text:style-name="T31"> ⦚ Nov 2018 - Nov 2019, 🦖</text:span><draw:rect text:anchor-type="as-char" style:rel-width="100%" draw:z-index="4" draw:style-name="gr1" draw:text-style-name="P47" svg:width="0.0012in" svg:height="0.0213in"><text:p/></draw:rect></text:p>
      <text:p text:style-name="P44"><text:bookmark text:name="_5lg993fi25a9"/>🥞Rails 5.2, Ruby 2.4=&gt;2.6, React v16, Redux, RSpec, PostgreSQL, S3, ES, Redis, Memcached, Sidekiq, Jira, Github, Cypress, Contentful</text:p>
      <text:list xml:id="list102036919010900" text:continue-list="list4065565328" text:style-name="WWNum11">
        <text:list-item>
          <text:p text:style-name="P23"><text:span text:style-name="T8">Initially 6 month contract; extended to 12 months to work on following products:</text:span></text:p>
          <text:list>
            <text:list-item>
              <text:p text:style-name="P30"><text:a xlink:type="simple" xlink:href="https://gainbridge.io/" text:style-name="ListLabel_20_129" text:visited-style-name="ListLabel_20_129"><text:span text:style-name="T20">Gainbridge</text:span></text:a>, <text:a xlink:type="simple" xlink:href="https://www.delawarelife.com/" text:style-name="ListLabel_20_129" text:visited-style-name="ListLabel_20_129"><text:span text:style-name="T20">Delaware Life</text:span></text:a>, <text:a xlink:type="simple" xlink:href="https://www.group1001.com/" text:style-name="ListLabel_20_129" text:visited-style-name="ListLabel_20_129"><text:span text:style-name="T20">Group1001</text:span></text:a>, Relay Rewards (offline)</text:p>
            </text:list-item>
          </text:list>
        </text:list-item>
        <text:list-item>
          <text:p text:style-name="P23"><text:span text:style-name="T8">Design and implement all analytics integrations</text:span></text:p>
        </text:list-item>
        <text:list-item>
          <text:p text:style-name="P23">Primary developer of all Rails-based apps (Relay Rewards &amp; Group1001)</text:p>
        </text:list-item>
        <text:list-item>
          <text:p text:style-name="P23"><text:span text:style-name="T8">Developing front end (Gainbridge, React v16)</text:span>, and<text:span text:style-name="T8"> E2E specs in Cypress</text:span></text:p>
        </text:list-item>
      </text:list>
      <text:p text:style-name="P46"><text:bookmark text:name="_3uaavl9inmz5"/></text:p>
      <text:p text:style-name="P41"><text:bookmark text:name="_m48pgwuhmu0b"/><text:span text:style-name="T31">Principal Software Engineer ⦚ </text:span><text:a xlink:type="simple" xlink:href="https://9thbit.net" text:style-name="ListLabel_20_134" text:visited-style-name="ListLabel_20_134"><text:span text:style-name="T23">9thBit LLC</text:span></text:a><text:span text:style-name="T31"> ⦚ May 2016 - Nov 2018, 🦖</text:span><draw:rect text:anchor-type="as-char" style:rel-width="100%" draw:z-index="5" draw:style-name="gr1" draw:text-style-name="P47" svg:width="0.0012in" svg:height="0.0213in"><text:p/></draw:rect></text:p>
      <text:p text:style-name="P45"><text:bookmark text:name="_t46c7pcl2b84"/><text:soft-page-break/>🥞Rails 4.2, Ruby 2.0…2.3, RSpec, PostgreSQL, DynamoDB, S3, ES, Mongo, Resque, DO, DataDog, Cloudwatch, NewRelic, Salesforce, Jira, Bitbucket</text:p>
      <text:list xml:id="list3517067883" text:style-name="WWNum3">
        <text:list-item>
          <text:p text:style-name="P16">Contract with cloud intelligence company extended many times</text:p>
        </text:list-item>
        <text:list-item>
          <text:p text:style-name="P16"><text:span text:style-name="T8">Created time-series data collection &amp; analytics; track changes </text:span>to<text:span text:style-name="T8"> </text:span><text:span text:style-name="T11">the internet</text:span></text:p>
        </text:list-item>
        <text:list-item>
          <text:p text:style-name="P16">C<text:span text:style-name="T8">reating devops tools to better utilize infrastructure &amp; manage costs</text:span></text:p>
        </text:list-item>
        <text:list-item>
          <text:p text:style-name="P16"><text:span text:style-name="T8">Advanced math to transform non-scalar data from AWS Alexa into a scalar digest</text:span></text:p>
        </text:list-item>
        <text:list-item>
          <text:p text:style-name="P16">Designed tools to m<text:span text:style-name="T8">onito</text:span>r<text:span text:style-name="T8">, log, benchmark, and automate internet monitoring robots</text:span></text:p>
        </text:list-item>
        <text:list-item>
          <text:p text:style-name="P16">Reporting tools utilized by<text:span text:style-name="T8"> F100 enterprise customers</text:span></text:p>
        </text:list-item>
        <text:list-item>
          <text:p text:style-name="P16">Wrote <text:a xlink:type="simple" xlink:href="https://github.com/pboling/debug_logging" text:style-name="ListLabel_20_129" text:visited-style-name="ListLabel_20_129"><text:span text:style-name="T20">debug_logging</text:span></text:a> to non-intrusively assist with complex debugging in production</text:p>
        </text:list-item>
      </text:list>
      <text:p text:style-name="P4"/>
      <text:p text:style-name="P41"><text:bookmark text:name="_c3vyx59154lc"/><text:span text:style-name="T31">Principal Software Engineer ⦚ </text:span><text:a xlink:type="simple" xlink:href="https://boltthreads.com/" text:style-name="ListLabel_20_134" text:visited-style-name="ListLabel_20_134"><text:span text:style-name="T23">Bolt Threads</text:span></text:a><text:span text:style-name="T31"> ⦚ Sep 2017 - May 2018</text:span>, 🦖<draw:rect text:anchor-type="as-char" style:rel-width="100%" draw:z-index="6" draw:style-name="gr1" draw:text-style-name="P47" svg:width="0.0012in" svg:height="0.0213in"><text:p/></draw:rect></text:p>
      <text:p text:style-name="P43"><text:bookmark text:name="_k2x60k27t6l3"/>🥞Rails 4.2…5.2, Ruby 2.3…2.5, RSpec, PostgreSQL, Jira, Ubuntu, OPC DA integrations</text:p>
      <text:list xml:id="list102037415592060" text:continue-list="list102036919010900" text:style-name="WWNum11">
        <text:list-item>
          <text:p text:style-name="P23"><text:span text:style-name="T8">Maintenance of a legacy Lab Information Management System (LIMS)</text:span></text:p>
          <text:list>
            <text:list-item>
              <text:p text:style-name="P35"><text:span text:style-name="T8">analysis and selection of off-the-shelf replacement</text:span></text:p>
            </text:list-item>
          </text:list>
        </text:list-item>
        <text:list-item>
          <text:p text:style-name="P23"><text:span text:style-name="T8">Interviewed candidates for Engineering leadership team:</text:span></text:p>
          <text:list>
            <text:list-item>
              <text:p text:style-name="P35"><text:span text:style-name="T8">Vice President of Engineering, Director of Engineering, &amp; </text:span>others</text:p>
            </text:list-item>
          </text:list>
        </text:list-item>
        <text:list-item>
          <text:p text:style-name="P23">Integrated<text:span text:style-name="T8"> OPC DA services</text:span>; <text:span text:style-name="T8">Instrumented a Stoll industrial knitting machine</text:span></text:p>
        </text:list-item>
        <text:list-item>
          <text:p text:style-name="P23"><text:span text:style-name="T8">Completed “Leadership Fundamentals” intensive training</text:span></text:p>
        </text:list-item>
      </text:list>
      <text:p text:style-name="P4"/>
      <text:p text:style-name="P41"><text:bookmark text:name="_y9topctynytv"/><text:span text:style-name="T31">Principal Software Engineer Team Lead ⦚ </text:span><text:a xlink:type="simple" xlink:href="https://invoice.2go.com/" text:style-name="ListLabel_20_134" text:visited-style-name="ListLabel_20_134"><text:span text:style-name="T23">Invoice2go</text:span></text:a><text:span text:style-name="T31"> ⦚ Jan 2016 - Feb 2017, 🦖🪜</text:span><draw:rect text:anchor-type="as-char" style:rel-width="100%" draw:z-index="7" draw:style-name="gr1" draw:text-style-name="P47" svg:width="0.0012in" svg:height="0.0213in"><text:p/></draw:rect></text:p>
      <text:p text:style-name="P43"><text:bookmark text:name="_vndqpruecbpr"/>🥞Rails 4.2, Ruby 2.3, RSpec, AngularJS 1.4, PostgreSQL, S3, ElasticSearch, Redis, Sidekiq, CircleCI, Jenkins, Github Enterprise, Jira, ZenDesk, NewRelic</text:p>
      <text:list xml:id="list748007488" text:style-name="WWNum4">
        <text:list-item>
          <text:p text:style-name="P26">Managed and led<text:span text:style-name="T8"> web team in developing a revamped web app</text:span></text:p>
        </text:list-item>
        <text:list-item>
          <text:p text:style-name="P26"><text:soft-page-break/>Managed automation team (developer tools); git flow and supporting toolchain</text:p>
        </text:list-item>
        <text:list-item>
          <text:p text:style-name="P26">Participated in design of<text:span text:style-name="T8"> new service architecture</text:span></text:p>
        </text:list-item>
        <text:list-item>
          <text:p text:style-name="P26"><text:span text:style-name="T8">Designed and implemented feature flags; allow</text:span>ed<text:span text:style-name="T8"> synch</text:span>’d <text:span text:style-name="T8">multi-client feature releases</text:span></text:p>
        </text:list-item>
        <text:list-item>
          <text:p text:style-name="P26">Promoted to Principal Engineer &amp; assigned l<text:span text:style-name="T8">eadership role in Jakarta office</text:span></text:p>
        </text:list-item>
      </text:list>
      <text:p text:style-name="P2"/>
      <text:p text:style-name="P41"><text:bookmark text:name="_ru9p3iw4gopw"/>Staff Software Engineer<text:span text:style-name="T31"> ⦚ </text:span><text:a xlink:type="simple" xlink:href="http://www.trumaker.com" text:style-name="ListLabel_20_134" text:visited-style-name="ListLabel_20_134"><text:span text:style-name="T23">Trumaker &amp; Co</text:span></text:a><text:span text:style-name="T31"> ⦚ Apr 2014 - Mar 2016</text:span><draw:rect text:anchor-type="as-char" style:rel-width="100%" draw:z-index="8" draw:style-name="gr1" draw:text-style-name="P47" svg:width="0.0012in" svg:height="0.0213in"><text:p/></draw:rect></text:p>
      <text:p text:style-name="P43"><text:bookmark text:name="_jo4d971vcvt8"/>🥞Rails 3.2, Ruby 2.0…2.1, RSpec, React, Ember, Haml, Slim, SASS, PostgreSQL, S3, Sidekiq, TravisCI, Github, Salesforce, NewRelic, Heroku</text:p>
      <text:list xml:id="list102037897333356" text:continue-list="list102037415592060" text:style-name="WWNum11">
        <text:list-item>
          <text:p text:style-name="P27"><text:span text:style-name="T8">Extract</text:span>ed<text:span text:style-name="T8"> front-end parts to ember-cli and react thin clients</text:span></text:p>
        </text:list-item>
        <text:list-item>
          <text:p text:style-name="P27"><text:span text:style-name="T8">Buil</text:span>t<text:span text:style-name="T8"> structured, authenticated, performant APIs, utilizing versioning</text:span>, <text:span text:style-name="T8">caching</text:span></text:p>
        </text:list-item>
        <text:list-item>
          <text:p text:style-name="P27"><text:span text:style-name="T8">Moderniz</text:span>ed<text:span text:style-name="T8"> versions of Ruby, Rails, and critical gems</text:span></text:p>
        </text:list-item>
        <text:list-item>
          <text:p text:style-name="P27">S<text:span text:style-name="T8">upported launches of new product lines (blazers, ties, belts, pants, sweaters, tees, etc)</text:span></text:p>
        </text:list-item>
        <text:list-item>
          <text:p text:style-name="P27">Business logic for ordering<text:span text:style-name="T8">, </text:span>manufacturing, <text:span text:style-name="T8">shipping</text:span> &amp; inventory management</text:p>
        </text:list-item>
        <text:list-item>
          <text:p text:style-name="P27"><text:span text:style-name="T8">Designed and created a fully spec’d 12-state Lead CRM tool</text:span></text:p>
          <text:list>
            <text:list-item>
              <text:p text:style-name="P38"><text:span text:style-name="T8">Integrated Salesforce </text:span>w/ 2-way real-time sync <text:span text:style-name="T8">via my </text:span><text:a xlink:type="simple" xlink:href="https://rubygems.org/gems/celluloid-io-pg-listener" text:style-name="ListLabel_20_130" text:visited-style-name="ListLabel_20_130"><text:span text:style-name="T17">celluloid-io-pg-listener</text:span></text:a><text:span text:style-name="T8"> gem</text:span></text:p>
            </text:list-item>
          </text:list>
        </text:list-item>
        <text:list-item>
          <text:p text:style-name="P27"><text:span text:style-name="T8">Built a commissioned sales attribution framework support</text:span>ing<text:span text:style-name="T8"> point-in-time history</text:span></text:p>
        </text:list-item>
        <text:list-item>
          <text:p text:style-name="P27">F<text:span text:style-name="T8">actory patterned spec suite, add</text:span>ed<text:span text:style-name="T8"> thousands of additional tests</text:span></text:p>
        </text:list-item>
        <text:list-item>
          <text:p text:style-name="P27">C<text:span text:style-name="T8">reated Thor deployment automation tool </text:span>to operationalize<text:span text:style-name="T8"> </text:span>critical<text:span text:style-name="T8"> sub-tasks</text:span></text:p>
        </text:list-item>
        <text:list-item>
          <text:p text:style-name="P27">Built front-end tools, &amp; supporting gems, including <text:a xlink:type="simple" xlink:href="https://rubygems.org/gems/status_tag" text:style-name="ListLabel_20_129" text:visited-style-name="ListLabel_20_129"><text:span text:style-name="T20">status_tag</text:span></text:a>, and <text:a xlink:type="simple" xlink:href="https://rubygems.org/gems/destination_errors" text:style-name="ListLabel_20_129" text:visited-style-name="ListLabel_20_129"><text:span text:style-name="T20">destination_errors</text:span></text:a></text:p>
        </text:list-item>
      </text:list>
      <text:p text:style-name="P2"/>
      <text:p text:style-name="P41"><text:bookmark text:name="_pntfs1ljgiif"/>Staff<text:span text:style-name="T31"> Software Engineer ⦚ </text:span><text:a xlink:type="simple" xlink:href="https://9thbit.net" text:style-name="ListLabel_20_134" text:visited-style-name="ListLabel_20_134"><text:span text:style-name="T23">9thBit LLC</text:span></text:a><text:span text:style-name="T31"> ⦚ Aug 2013 - Nov 2014</text:span><draw:rect text:anchor-type="as-char" style:rel-width="100%" draw:z-index="9" draw:style-name="gr1" draw:text-style-name="P47" svg:width="0.0012in" svg:height="0.0213in"><text:p/></draw:rect></text:p>
      <text:p text:style-name="P43"><text:bookmark text:name="_t6p1cr2v6tbe"/>🥞Ruby 1.8…2.1, CGI, FastCGI, Mail gem, RSpec, Oracle 11g, rbenv, bash, daemons, RedHat linux</text:p>
      <text:list xml:id="list3193993388" text:style-name="WWNum14">
        <text:list-item>
          <text:p text:style-name="P28"><text:soft-page-break/><text:span text:style-name="T8">Initial 9 month contact with </text:span><text:a xlink:type="simple" xlink:href="http://cpg.org" text:style-name="ListLabel_20_130" text:visited-style-name="ListLabel_20_130"><text:span text:style-name="T17">Church Pension Group</text:span></text:a><text:span text:style-name="T8"> extended </text:span>to<text:span text:style-name="T8"> project completion</text:span></text:p>
        </text:list-item>
        <text:list-item>
          <text:p text:style-name="P28"><text:span text:style-name="T2">Forensic analysis of 5 year old FastCGI ruby service layer</text:span></text:p>
        </text:list-item>
        <text:list-item>
          <text:p text:style-name="P28"><text:span text:style-name="T2">Created ruby service APIs to support many varied clients </text:span><text:span text:style-name="T8">&amp;</text:span><text:span text:style-name="T2"> regression test suite</text:span></text:p>
        </text:list-item>
        <text:list-item>
          <text:p text:style-name="P28">A<text:span text:style-name="T2">ccount locking</text:span>, <text:span text:style-name="T2">token expiry security </text:span><text:span text:style-name="T8">&amp; </text:span><text:span text:style-name="T2">automated enforcement</text:span></text:p>
        </text:list-item>
        <text:list-item>
          <text:p text:style-name="P28"><text:span text:style-name="T2">Upgraded daemon infrastructure</text:span>;<text:span text:style-name="T2"> improved `make` system</text:span></text:p>
        </text:list-item>
        <text:list-item>
          <text:p text:style-name="P28"><text:span text:style-name="T2">10x perf of internal services for </text:span>$11B pension management</text:p>
          <text:list>
            <text:list-item>
              <text:p text:style-name="P39"><text:span text:style-name="T2">20 req/s </text:span>increased to &gt;<text:span text:style-name="T2"> 200 req/s</text:span></text:p>
            </text:list-item>
          </text:list>
        </text:list-item>
      </text:list>
      <text:p text:style-name="P3"/>
      <text:p text:style-name="P41"><text:bookmark text:name="_t2ntap5i99ac"/><text:span text:style-name="T31">Chief Technology Officer ⦚ </text:span><text:a xlink:type="simple" xlink:href="https://www.crunchbase.com/organization/acquaintable" text:style-name="ListLabel_20_134" text:visited-style-name="ListLabel_20_134"><text:span text:style-name="T23">Acquaintable</text:span></text:a><text:span text:style-name="T31"> ⦚ Jun 2012 - Oct 2013</text:span><draw:rect text:anchor-type="as-char" style:rel-width="100%" draw:z-index="10" draw:style-name="gr1" draw:text-style-name="P47" svg:width="0.0012in" svg:height="0.0213in"><text:p/></draw:rect></text:p>
      <text:p text:style-name="P43"><text:bookmark text:name="_v4g7c26xqxxy"/>🥞Rails 3.2, JRuby 1.7, Ruby 1.9…2.0, RSpec, RequireJS, BackboneJS, MarionetteJS, Foundation, Slim, SASS, Neo4j, PostgreSQL, S3, Sidekiq, Unicorn, Puma, TravisCI, Github, Librato, NewRelic, Heroku</text:p>
      <text:list xml:id="list102037713620212" text:continue-list="list102037897333356" text:style-name="WWNum11">
        <text:list-item>
          <text:p text:style-name="P23">Co-founded, imagined &amp; implemented<text:span text:style-name="T8"> </text:span>socially-curated dating through FoF</text:p>
        </text:list-item>
        <text:list-item>
          <text:p text:style-name="P23"><text:span text:style-name="T8">Advised on all product and design decisions</text:span></text:p>
        </text:list-item>
        <text:list-item>
          <text:p text:style-name="P23"><text:span text:style-name="T8">Created matching engine with Neo4j + PostgreSQL data analysis algorithms</text:span></text:p>
        </text:list-item>
        <text:list-item>
          <text:p text:style-name="P23"><text:span text:style-name="T8">Mobile first, responsive </text:span>SPA<text:span text:style-name="T8">, with intuitive, touch-enabled mobile interface</text:span></text:p>
        </text:list-item>
        <text:list-item>
          <text:p text:style-name="P23"><text:span text:style-name="T8">Designed to provide an immediate experience within 10 seconds to new users</text:span></text:p>
        </text:list-item>
        <text:list-item>
          <text:p text:style-name="P23"><text:span text:style-name="T8">Accepted into Entrepreneurs Roundtable Accelerator Winter 2013 class (ERA - NYC)</text:span></text:p>
        </text:list-item>
        <text:list-item>
          <text:p text:style-name="P23"><text:span text:style-name="T8">Fully automated and self-correcting, no intervention required for final 4 months</text:span></text:p>
        </text:list-item>
        <text:list-item>
          <text:p text:style-name="P23">S<text:span text:style-name="T8">uccessful exit via </text:span>acquisition by Reveal (Microsoft Ventures backed)</text:p>
        </text:list-item>
      </text:list>
      <text:p text:style-name="P4"/>
      <text:p text:style-name="P41"><text:bookmark text:name="_pyuioxo0snac"/><text:span text:style-name="T31">Senior Software Engineer </text:span>Team Lead<text:span text:style-name="T31"> ⦚ </text:span><text:a xlink:type="simple" xlink:href="https://www.bloomberg.com" text:style-name="ListLabel_20_134" text:visited-style-name="ListLabel_20_134"><text:span text:style-name="T23">Bloomberg LP</text:span></text:a><text:span text:style-name="T31"> ⦚ Aug 2010 - Nov 2012, 🪜</text:span><draw:rect text:anchor-type="as-char" style:rel-width="100%" draw:z-index="11" draw:style-name="gr1" draw:text-style-name="P47" svg:width="0.0012in" svg:height="0.0213in"><text:p/></draw:rect></text:p>
      <text:p text:style-name="P43"><text:bookmark text:name="_enpaspohdt12"/>🥞Rails 2.3…3.2, Ruby 1.8…1.9, Grape, RSpec, RequireJS, Foundation, Slim, SASS, SOAP, Unicorn, Puma, TeamCity, Git</text:p>
      <text:list xml:id="list555713184" text:style-name="WWNum6">
        <text:list-item>
          <text:p text:style-name="P24"><text:soft-page-break/>Bloomberg Black’s <text:span text:style-name="T8">1</text:span><text:span text:style-name="T35">st</text:span><text:span text:style-name="T8"> Employee </text:span>-<text:span text:style-name="T8"> personal wealth </text:span>mgmt<text:span text:style-name="T8"> startup within Bloomberg</text:span></text:p>
        </text:list-item>
        <text:list-item>
          <text:p text:style-name="P24"><text:span text:style-name="T8">Interviewed and </text:span>hired<text:span text:style-name="T8"> team of 1</text:span>0<text:span text:style-name="T8"> engineers</text:span>;<text:span text:style-name="T8"> </text:span>Promoted to Rails Team co-Leader</text:p>
        </text:list-item>
        <text:list-item>
          <text:p text:style-name="P24">B<text:span text:style-name="T8">uilt internal </text:span>libraries<text:span text:style-name="T8">:</text:span></text:p>
          <text:list>
            <text:list-item>
              <text:p text:style-name="P36">Ruby: <text:span text:style-name="T8">VCR </text:span>- <text:span text:style-name="T8">automated </text:span>curation of<text:span text:style-name="T8"> </text:span>SOAP<text:span text:style-name="T8"> interactions for service </text:span>isolation</text:p>
            </text:list-item>
            <text:list-item>
              <text:p text:style-name="P36"><text:span text:style-name="T8">Javascript: flyout menus, internally tabbed </text:span>SPA<text:span text:style-name="T8">, scrollspy, breadcrumbs</text:span></text:p>
            </text:list-item>
            <text:list-item>
              <text:p text:style-name="P36">Ruby: S<text:span text:style-name="T8">tyle guide En</text:span>forcer<text:span text:style-name="T8"> validated ruby namespaces against collisions</text:span></text:p>
            </text:list-item>
          </text:list>
        </text:list-item>
        <text:list-item>
          <text:p text:style-name="P24"><text:span text:style-name="T8">Rack middleware for fast custom logging =&gt; Splunk, 10ms per request improvement</text:span></text:p>
        </text:list-item>
        <text:list-item>
          <text:p text:style-name="P24">Patterns<text:span text:style-name="T8">: JS modules, </text:span>ruby<text:span text:style-name="T8"> </text:span>c<text:span text:style-name="T8">ells, presenters</text:span>,<text:span text:style-name="T8"> rspec matchers, acceptance tests, JS unit tests</text:span></text:p>
        </text:list-item>
        <text:list-item>
          <text:p text:style-name="P24"><text:span text:style-name="T8">CMS </text:span>FE and BE<text:span text:style-name="T8"> for dynamic content</text:span>, supporting SSR &amp; AJAX</text:p>
        </text:list-item>
        <text:list-item>
          <text:p text:style-name="P24"><text:span text:style-name="T8">Maintained platform interoperability – Windows, RedHat &amp; MacOS</text:span></text:p>
        </text:list-item>
        <text:list-item>
          <text:p text:style-name="P24"><text:span text:style-name="T34">Forked rack-bug; fixed and rewrote as </text:span><text:a xlink:type="simple" xlink:href="https://rubygems.org/gems/rack-insight" text:style-name="ListLabel_20_135" text:visited-style-name="ListLabel_20_135"><text:span text:style-name="T24">rack-insight</text:span></text:a><text:span text:style-name="T34"> gem</text:span></text:p>
        </text:list-item>
      </text:list>
      <text:p text:style-name="P4"/>
      <text:p text:style-name="P41"><text:bookmark text:name="_v10ut8ifg3wm"/>Senior Software Engineer Team Lead<text:span text:style-name="T31"> ⦚ </text:span><text:a xlink:type="simple" xlink:href="https://9thbit.net" text:style-name="ListLabel_20_134" text:visited-style-name="ListLabel_20_134"><text:span text:style-name="T23">9thBit LLC</text:span></text:a><text:span text:style-name="T31"> ⦚ Sep 2008 - Aug 2014, </text:span>🪜<draw:rect text:anchor-type="as-char" style:rel-width="100%" draw:z-index="12" draw:style-name="gr1" draw:text-style-name="P47" svg:width="0.0012in" svg:height="0.0213in"><text:p/></draw:rect></text:p>
      <text:p text:style-name="P43"><text:bookmark text:name="_n9enco8gmjo1"/>🥞Rails 2.0…2.3, Makandra Rails LTS, Ruby 1.8…2.2, RSpec, Haml, CSS, MySQL, Mongrel, Unicorn, TravisCI, Github, Redmine, NewRelic</text:p>
      <text:list xml:id="list102037790648958" text:continue-list="list102037713620212" text:style-name="WWNum11">
        <text:list-item>
          <text:p text:style-name="P23">Contract with <text:a xlink:type="simple" xlink:href="https://www.youtube.com/watch?v=b8f6mPkChrs" text:style-name="ListLabel_20_129" text:visited-style-name="ListLabel_20_129"><text:span text:style-name="T20">Timeperks</text:span></text:a> (early B2B2C DoorDash)</text:p>
        </text:list-item>
        <text:list-item>
          <text:p text:style-name="P23">Promoted to Team Lead; m<text:span text:style-name="T8">entored junior developers, and reviewed code</text:span></text:p>
        </text:list-item>
        <text:list-item>
          <text:p text:style-name="P23"><text:span text:style-name="T8">Built CX ghosting/masquerade tool</text:span></text:p>
        </text:list-item>
        <text:list-item>
          <text:p text:style-name="P23"><text:span text:style-name="T8">Created data reporting features, utiliz</text:span>ing<text:span text:style-name="T8"> my </text:span><text:a xlink:type="simple" xlink:href="https://rubygems.org/gems/csv_pirate" text:style-name="ListLabel_20_130" text:visited-style-name="ListLabel_20_130"><text:span text:style-name="T17">csv_pirate</text:span></text:a><text:span text:style-name="T8"> gem</text:span></text:p>
        </text:list-item>
        <text:list-item>
          <text:p text:style-name="P23">Implemented th<text:span text:style-name="T8">ree-way marketplace payment</text:span>s via<text:span text:style-name="T8"> Amazon FPS</text:span>;</text:p>
          <text:list>
            <text:list-item>
              <text:p text:style-name="P35">B<text:span text:style-name="T8">ecame maintainer of </text:span><text:a xlink:type="simple" xlink:href="https://rubygems.org/gems/remit" text:style-name="ListLabel_20_130" text:visited-style-name="ListLabel_20_130"><text:span text:style-name="T17">remit</text:span></text:a><text:span text:style-name="T8"> gem</text:span></text:p>
            </text:list-item>
          </text:list>
        </text:list-item>
      </text:list>
      <text:p text:style-name="P5"/>
      <text:p text:style-name="P41"><text:bookmark text:name="_kd5j9raf77f7"/><text:soft-page-break/>Senior Software Engineer Team Lead<text:span text:style-name="T31"> ⦚ </text:span><text:a xlink:type="simple" xlink:href="https://www.crunchbase.com/organization/sagebit" text:style-name="ListLabel_20_134" text:visited-style-name="ListLabel_20_134"><text:span text:style-name="T23">Sagebit, LLC</text:span></text:a><text:span text:style-name="T31"> ⦚ Jun 2007 - Dec 2011, </text:span>🪜<draw:rect text:anchor-type="as-char" style:rel-width="100%" draw:z-index="13" draw:style-name="gr1" draw:text-style-name="P47" svg:width="0.0012in" svg:height="0.0213in"><text:p/></draw:rect></text:p>
      <text:p text:style-name="P43"><text:bookmark text:name="_aikqhadq9g5s"/>🥞Rails 1.2…3.1, Ruby 1.8…1.9, RSpec, Erb, Haml, CSS, jQuery, MySQL, Mongrel, Unicorn, Github, Redmine, Debian, Ubuntu</text:p>
      <text:list xml:id="list3317226359" text:style-name="WWNum10">
        <text:list-item>
          <text:p text:style-name="P17">Hired, mentored, trained team of 5 in Ruby, Rails, REST, and stateless programming</text:p>
          <text:list>
            <text:list-item>
              <text:p text:style-name="P31">Promoted to Team Lead; Led buildout of <text:a xlink:type="simple" xlink:href="https://www.radiobookmark.com/" text:style-name="ListLabel_20_129" text:visited-style-name="ListLabel_20_129"><text:span text:style-name="T20">RadioBookmark</text:span></text:a>’s back-end</text:p>
            </text:list-item>
          </text:list>
        </text:list-item>
        <text:list-item>
          <text:p text:style-name="P17"><text:span text:style-name="T8">Development, testing, deployment, and refactoring internal projects</text:span> (now offline)<text:span text:style-name="T8">:</text:span></text:p>
          <text:list>
            <text:list-item>
              <text:p text:style-name="P31">TeamClip – Youth sports team management with game video management</text:p>
            </text:list-item>
            <text:list-item>
              <text:p text:style-name="P31"><text:span text:style-name="T8">CartaBuzz – Find things to do near you</text:span></text:p>
            </text:list-item>
            <text:list-item>
              <text:p text:style-name="P31"><text:span text:style-name="T8">MonkeyStub – Get tickets to events fast</text:span></text:p>
            </text:list-item>
            <text:list-item>
              <text:p text:style-name="P31"><text:span text:style-name="T8">YetiMail – Snopes for Chain Letters / Spam / Phishing</text:span></text:p>
            </text:list-item>
          </text:list>
        </text:list-item>
        <text:list-item>
          <text:p text:style-name="P17"><text:span text:style-name="T8">Biggest contract was </text:span>in social networking -<text:span text:style-name="T8"> </text:span><text:a xlink:type="simple" xlink:href="http://asmallworld.com/" text:style-name="ListLabel_20_129" text:visited-style-name="ListLabel_20_129"><text:span text:style-name="T20">aSmallWorld</text:span></text:a><text:span text:style-name="T8">:</text:span></text:p>
          <text:list>
            <text:list-item>
              <text:p text:style-name="P31"><text:span text:style-name="T8">Led team of 10 developers converting old PHP site to Rails</text:span></text:p>
            </text:list-item>
            <text:list-item>
              <text:p text:style-name="P31">Configured<text:span text:style-name="T8"> load balanced 32 server prod</text:span> env<text:span text:style-name="T8">,w/ </text:span>rolling deployments</text:p>
            </text:list-item>
            <text:list-item>
              <text:p text:style-name="P31">F<text:span text:style-name="T8">orum, photo sharing, friend network, </text:span>page and user tracking</text:p>
            </text:list-item>
            <text:list-item>
              <text:p text:style-name="P31">P<text:span text:style-name="T8">olymorphic CMS</text:span>; migrated<text:span text:style-name="T8"> legacy</text:span> tables<text:span text:style-name="T8"> to </text:span>modern<text:span text:style-name="T8"> data models w/o downtime</text:span></text:p>
            </text:list-item>
            <text:list-item>
              <text:p text:style-name="P31">Handled<text:span text:style-name="T8"> 2MM uniques per month, and 300K page views per day</text:span></text:p>
            </text:list-item>
            <text:list-item>
              <text:p text:style-name="P31">A<text:span text:style-name="T8">dvertising engine for Estee Lauder and Mercedes-Mclaren campaigns</text:span></text:p>
            </text:list-item>
          </text:list>
        </text:list-item>
      </text:list>
      <text:p text:style-name="P5"/>
      <text:p text:style-name="P41"><text:bookmark text:name="_cub3h7r4zzv"/>Senior Software Engineer<text:span text:style-name="T31"> ⦚ </text:span><text:a xlink:type="simple" xlink:href="https://9thbit.net" text:style-name="ListLabel_20_134" text:visited-style-name="ListLabel_20_134"><text:span text:style-name="T23">9thBit LLC</text:span></text:a><text:span text:style-name="T31"> ⦚ Dec 2009 - Jul 2010</text:span><draw:rect text:anchor-type="as-char" style:rel-width="100%" draw:z-index="14" draw:style-name="gr1" draw:text-style-name="P47" svg:width="0.0012in" svg:height="0.0213in"><text:p/></draw:rect></text:p>
      <text:p text:style-name="P43"><text:bookmark text:name="_y3srlzlwsrib"/>🥞Rails 2.3, Ruby 1.9, RSpec, Memcached, EPub</text:p>
      <text:list xml:id="list102036883012096" text:continue-list="list102037790648958" text:style-name="WWNum11">
        <text:list-item>
          <text:p text:style-name="P15">Contract with <text:a xlink:type="simple" xlink:href="http://biblegateway.com" text:style-name="ListLabel_20_129" text:visited-style-name="ListLabel_20_129"><text:span text:style-name="T20">BibleGateway, Zondervan</text:span></text:a> (Harper-Collins), a US top 10 website</text:p>
          <text:list>
            <text:list-item>
              <text:p text:style-name="P30">Initial contract was 6 months, but extended to completion of project</text:p>
            </text:list-item>
          </text:list>
        </text:list-item>
        <text:list-item>
          <text:p text:style-name="P23"><text:soft-page-break/><text:span text:style-name="T8">Developed Google-inspired search engine</text:span>, based on my gem <text:a xlink:type="simple" xlink:href="http://github.com/pboling/awesome_search" text:style-name="ListLabel_20_129" text:visited-style-name="ListLabel_20_129"><text:span text:style-name="T20">awesome_search</text:span></text:a></text:p>
        </text:list-item>
        <text:list-item>
          <text:p text:style-name="P23"><text:span text:style-name="T8">Created dynamic</text:span>, interactive CLI:</text:p>
          <text:list>
            <text:list-item>
              <text:p text:style-name="P35">I<text:span text:style-name="T8">mported hundreds of publications</text:span>, many formats</text:p>
            </text:list-item>
            <text:list-item>
              <text:p text:style-name="P35">I<text:span text:style-name="T8">mproved quality of data, metadata, data linkages</text:span></text:p>
            </text:list-item>
            <text:list-item>
              <text:p text:style-name="P35">I<text:span text:style-name="T8">ncrementally indexed publications with Solr / Sunspot</text:span></text:p>
            </text:list-item>
          </text:list>
        </text:list-item>
        <text:list-item>
          <text:p text:style-name="P23"><text:span text:style-name="T8">Implemented advanced exception handling and reporting</text:span></text:p>
        </text:list-item>
        <text:list-item>
          <text:p text:style-name="P23"><text:span text:style-name="T8">Developed t</text:span>ext<text:span text:style-name="T8"> parser</text:span>, raw<text:span text:style-name="T8"> </text:span>text to publishing quality <text:span text:style-name="T8">HTML</text:span> <text:span text:style-name="T8">decorated with footnotes</text:span></text:p>
        </text:list-item>
      </text:list>
      <text:p text:style-name="P4"/>
      <text:p text:style-name="P41"><text:bookmark text:name="_ovsu95jt1jvs"/><text:span text:style-name="T31">Software Engineer ⦚ </text:span><text:a xlink:type="simple" xlink:href="https://9thbit.net" text:style-name="ListLabel_20_134" text:visited-style-name="ListLabel_20_134"><text:span text:style-name="T23">9thBit LLC</text:span></text:a><text:span text:style-name="T31"> ⦚ Mar 2007 - Jul 2010</text:span><draw:rect text:anchor-type="as-char" style:rel-width="100%" draw:z-index="15" draw:style-name="gr1" draw:text-style-name="P47" svg:width="0.0012in" svg:height="0.0213in"><text:p/></draw:rect></text:p>
      <text:p text:style-name="P43"><text:bookmark text:name="_yldyk8ng7p6v"/>🥞Rails 1.2…2.3, Ruby 1.8…1.9, MySQL, Redis, Redmine, DelayedJob, jQuery, AJAX, CSS, Debian, Ubuntu, Bash</text:p>
      <text:list xml:id="list2463769676" text:style-name="WWNum5">
        <text:list-item>
          <text:p text:style-name="P18">Credit union web application</text:p>
          <text:list>
            <text:list-item>
              <text:p text:style-name="P32">T<text:span text:style-name="T8">ransfer money </text:span>in and out via third party financial institutions; $13MM transferred</text:p>
            </text:list-item>
            <text:list-item>
              <text:p text:style-name="P32"><text:span text:style-name="T8">Admin back-end</text:span>, w/ advanced fraud detection and prevention</text:p>
            </text:list-item>
            <text:list-item>
              <text:p text:style-name="P32"><text:span text:style-name="T8">Interest</text:span>,<text:span text:style-name="T8"> audits</text:span>,<text:span text:style-name="T8"> reconciliation</text:span>, <text:span text:style-name="T8">KYC</text:span>,<text:span text:style-name="T8"> </text:span>a<text:span text:style-name="T8">ccount statements, </text:span>&amp;<text:span text:style-name="T8"> ledgers</text:span></text:p>
            </text:list-item>
            <text:list-item>
              <text:p text:style-name="P32"><text:span text:style-name="T8">Notification</text:span>s<text:span text:style-name="T8"> and </text:span>CX<text:span text:style-name="T8"> system, with knowledge base</text:span></text:p>
            </text:list-item>
            <text:list-item>
              <text:p text:style-name="P32">DevOps: S<text:span text:style-name="T8">ecurity hardening, server provisioning, backups, etc</text:span></text:p>
            </text:list-item>
          </text:list>
        </text:list-item>
        <text:list-item>
          <text:p text:style-name="P18">L<text:span text:style-name="T8">etter writing, printing, and mailing </text:span>- physical letters to Legislators as a Service</text:p>
          <text:list>
            <text:list-item>
              <text:p text:style-name="P32"><text:span text:style-name="T8">Geolocates users to determine correct legislators</text:span></text:p>
            </text:list-item>
          </text:list>
        </text:list-item>
      </text:list>
      <text:p text:style-name="P4"/>
      <text:p text:style-name="P41"><text:bookmark text:name="_nxc7e04umnyw"/><text:span text:style-name="T31">Software Engineer ⦚ </text:span><text:a xlink:type="simple" xlink:href="https://9thbit.net" text:style-name="ListLabel_20_134" text:visited-style-name="ListLabel_20_134"><text:span text:style-name="T23">9thBit LLC</text:span></text:a><text:span text:style-name="T31"> ⦚ Aug 2008 - Aug 2010</text:span><draw:rect text:anchor-type="as-char" style:rel-width="100%" draw:z-index="16" draw:style-name="gr1" draw:text-style-name="P47" svg:width="0.0012in" svg:height="0.0213in"><text:p/></draw:rect></text:p>
      <text:p text:style-name="P43"><text:bookmark text:name="_mgicroppmzs"/>🥞Rails 2.1…2.3, Ruby 1.8…1.9, RSpec</text:p>
      <text:list xml:id="list102037453231318" text:continue-list="list102036883012096" text:style-name="WWNum11">
        <text:list-item>
          <text:p text:style-name="P15"><text:soft-page-break/>Profit-sharing contract with <text:a xlink:type="simple" xlink:href="https://www.crunchbase.com/organization/neighborino" text:style-name="ListLabel_20_130" text:visited-style-name="ListLabel_20_130"><text:span text:style-name="T17">Neighborino, LLC</text:span></text:a> (venture development)</text:p>
        </text:list-item>
        <text:list-item>
          <text:p text:style-name="P15">P<text:span text:style-name="T8">hoto uploading</text:span> &amp; <text:span text:style-name="T8">sharing, form handling, messaging, advertising services, calendaring</text:span></text:p>
        </text:list-item>
        <text:list-item>
          <text:p text:style-name="P15"><text:span text:style-name="T8">Created a mailer daemon system</text:span> to<text:span text:style-name="T8"> </text:span>send emails without end-user impact</text:p>
        </text:list-item>
      </text:list>
      <text:p text:style-name="P46"><text:bookmark text:name="_ful69bgdfvg3"/></text:p>
      <text:p text:style-name="P41"><text:bookmark text:name="_7647vhbsbucy"/><text:span text:style-name="T31">Software Engineer ⦚ </text:span><text:a xlink:type="simple" xlink:href="http://iac.iga.in.gov/iac/irtoc.htm" text:style-name="ListLabel_20_134" text:visited-style-name="ListLabel_20_134"><text:span text:style-name="T23">Legislative Services Agency</text:span></text:a><text:span text:style-name="T31"> ⦚ Apr 2006 - Jun 2007</text:span><draw:rect text:anchor-type="as-char" style:rel-width="100%" draw:z-index="17" draw:style-name="gr1" draw:text-style-name="P47" svg:width="0.0012in" svg:height="0.0213in"><text:p/></draw:rect></text:p>
      <text:p text:style-name="P43"><text:bookmark text:name="_8fe374mqeb3o"/>🥞Rails 1.1…1.2, Ruby 1.8, Oracle 8i, 9i &amp; 10g, jQuery, AJAX, CSS, Redhat Linux, Windows IIS, XML, XSL, Tomcat, Cocoon, C#, Google search appliance</text:p>
      <text:list xml:id="list3996364170" text:style-name="WWNum13">
        <text:list-item>
          <text:p text:style-name="P25">Built<text:span text:style-name="T8"> </text:span><text:a xlink:type="simple" xlink:href="http://iac.iga.in.gov/iac/irtoc.htm" text:style-name="ListLabel_20_130" text:visited-style-name="ListLabel_20_130"><text:span text:style-name="T17">Indiana Register</text:span></text:a><text:span text:style-name="T8"> </text:span>and <text:a xlink:type="simple" xlink:href="http://iac.iga.in.gov/iac/iac_title" text:style-name="ListLabel_20_129" text:visited-style-name="ListLabel_20_129"><text:span text:style-name="T20">Administrative Code</text:span></text:a> site -<text:span text:style-name="T8"> official documents auto-published</text:span></text:p>
          <text:list>
            <text:list-item>
              <text:p text:style-name="P37">Designed layout, created CSS which 15 years on is still beautiful, fast, and timeless!</text:p>
            </text:list-item>
            <text:list-item>
              <text:p text:style-name="P37">S<text:span text:style-name="T8">earch feature backed by a Google Mini search appliance</text:span></text:p>
            </text:list-item>
            <text:list-item>
              <text:p text:style-name="P37">B<text:span text:style-name="T8">atch and shell scripts for automatic publishing of official documents</text:span></text:p>
            </text:list-item>
            <text:list-item>
              <text:p text:style-name="P37">Started work on Section 508 compliance (accessibility)</text:p>
            </text:list-item>
          </text:list>
        </text:list-item>
        <text:list-item>
          <text:p text:style-name="P25"><text:span text:style-name="T8">Created Indiana General Assembly's internal call center application</text:span></text:p>
          <text:list>
            <text:list-item>
              <text:p text:style-name="P37">Cisco IPCC &amp; PBX integration with Rails app runs <text:span text:style-name="T8">House, Senate, and LSA call centers</text:span></text:p>
            </text:list-item>
            <text:list-item>
              <text:p text:style-name="P37">World’s first enterprise Rails app on Windows Server 2k3 &amp; IIS6 (2006, <text:a xlink:type="simple" xlink:href="https://discuss.rubyonrails.org/t/iis-new-fastcgi-support-and-rails/5614/5" text:style-name="ListLabel_20_129" text:visited-style-name="ListLabel_20_129"><text:span text:style-name="T20">ref1</text:span></text:a>, <text:a xlink:type="simple" xlink:href="https://markmail.org/message/tvkxqnpjltu5xvtk#query:+page:1+mid:tvkxqnpjltu5xvtk+state:results" text:style-name="ListLabel_20_129" text:visited-style-name="ListLabel_20_129"><text:span text:style-name="T20">ref2</text:span></text:a>)</text:p>
            </text:list-item>
            <text:list-item>
              <text:p text:style-name="P37"><text:span text:style-name="T8">AJAX address based lookup of senate and house districts for constituents</text:span></text:p>
            </text:list-item>
            <text:list-item>
              <text:p text:style-name="P37">Constituent <text:span text:style-name="T8">issue tracking</text:span>; automated <text:span text:style-name="T8">daily summary email to legislators</text:span></text:p>
            </text:list-item>
          </text:list>
        </text:list-item>
      </text:list>
      <text:p text:style-name="P4"/>
      <text:p text:style-name="P41"><text:bookmark text:name="_4c7cr2d42n7q"/><text:span text:style-name="T31">Software Engineer ⦚ </text:span><text:a xlink:type="simple" xlink:href="https://www.dandb.com/businessdirectory/panetherllc-indianapolis-in-22285441.html" text:style-name="ListLabel_20_134" text:visited-style-name="ListLabel_20_134"><text:span text:style-name="T23">PanEther, LLC</text:span></text:a><text:span text:style-name="T31"> ⦚ Dec 2005 - Mar 2007</text:span><draw:rect text:anchor-type="as-char" style:rel-width="100%" draw:z-index="18" draw:style-name="gr1" draw:text-style-name="P47" svg:width="0.0012in" svg:height="0.0213in"><text:p/></draw:rect></text:p>
      <text:p text:style-name="P43"><text:bookmark text:name="_rmq607tvw3bp"/>🥞Rails 0.14…1.2, Ruby 1.8, Nginx, Mongrel Cluster, Lighttpd, MySQL, Memcached, Redmine, jQuery, AJAX, CSS, Debian, Ubuntu, Bash</text:p>
      <text:list xml:id="list102038395992567" text:continue-list="list102037453231318" text:style-name="WWNum11">
        <text:list-item>
          <text:p text:style-name="P15"><text:span text:style-name="T8">Built a fantasy football website for a client</text:span></text:p>
        </text:list-item>
      </text:list>
      <text:p text:style-name="P4"/>
      <text:p text:style-name="P41"><text:bookmark text:name="_ciry1r2umaos"/><text:soft-page-break/><text:span text:style-name="T31">Software Engineer ⦚ </text:span><text:a xlink:type="simple" xlink:href="https://rocketreach.co/optivel-inc-profile_b445a0dafa55b3c4" text:style-name="ListLabel_20_134" text:visited-style-name="ListLabel_20_134"><text:span text:style-name="T23">Optivel, Inc</text:span></text:a><text:span text:style-name="T31"> ⦚ Dec 2004 - Apr 2006, </text:span>🪜<draw:rect text:anchor-type="as-char" style:rel-width="100%" draw:z-index="19" draw:style-name="gr1" draw:text-style-name="P47" svg:width="0.0012in" svg:height="0.0213in"><text:p/></draw:rect></text:p>
      <text:p text:style-name="P43"><text:bookmark text:name="_vogv1hksmmup"/>🥞Rails 0.10…1.1, Ruby 1.8, Mongrel, MySQL, Memcached, Bugzilla, Bash, PHP, Java, Perl, Scheme, Nagios, Debian, apt</text:p>
      <text:list xml:id="list1593809606" text:style-name="WWNum12">
        <text:list-item>
          <text:p text:style-name="P19"><text:span text:style-name="T8">Primary developer on first</text:span> open-source,<text:span text:style-name="T8"> Rails-based, ticketing system</text:span>: <text:a xlink:type="simple" xlink:href="https://sourceforge.net/projects/simpleticket/" text:style-name="ListLabel_20_129" text:visited-style-name="ListLabel_20_129"><text:span text:style-name="T20">SimpleTicket</text:span></text:a></text:p>
        </text:list-item>
        <text:list-item>
          <text:p text:style-name="P19">Promoted to Software Engineer; built<text:span text:style-name="T8"> “AirBnB for Airplanes” in PhP</text:span></text:p>
        </text:list-item>
        <text:list-item>
          <text:p text:style-name="P19"><text:span text:style-name="T8">Managed a Debian apt repository mirror</text:span> and <text:span text:style-name="T8">internal </text:span>.deb <text:span text:style-name="T8">packages for:</text:span></text:p>
          <text:list>
            <text:list-item>
              <text:p text:style-name="P33">C<text:span text:style-name="T8">onfiguration synchronization, key rotation, and automated backups</text:span></text:p>
            </text:list-item>
          </text:list>
        </text:list-item>
      </text:list>
      <text:p text:style-name="P2"/>
      <text:p text:style-name="P41"><text:bookmark text:name="_k5uuoi4hvp7f"/><text:span text:style-name="T31">Volunteer Work</text:span><draw:rect text:anchor-type="as-char" style:rel-width="100%" draw:z-index="20" draw:style-name="gr1" draw:text-style-name="P47" svg:width="0.0012in" svg:height="0.0213in"><text:p/></draw:rect></text:p>
      <text:list xml:id="list3888192443" text:style-name="WWNum2">
        <text:list-item>
          <text:p text:style-name="P29"><text:span text:style-name="T8">Liberian civil war re</text:span>fugee assistance<text:span text:style-name="T8"> since 2013.</text:span> P<text:span text:style-name="T8">urchase land, build homes, </text:span>r<text:span text:style-name="T8">epatriat</text:span>e/relocate.<text:span text:style-name="T8"> </text:span>F<text:span text:style-name="T8">ind self-sufficiency by farming</text:span>/<text:span text:style-name="T8">husbandry/employment.</text:span><text:span text:style-name="T2"> </text:span>R<text:span text:style-name="T8">egistered Liberian NGO </text:span><text:a xlink:type="simple" xlink:href="https://www.facebook.com/hope.for.tomorrow.liberia/" text:style-name="ListLabel_20_130" text:visited-style-name="ListLabel_20_130"><text:span text:style-name="T17">Hope For Tomorrow</text:span></text:a> in 2015<text:span text:style-name="T8">. </text:span>S<text:span text:style-name="T8">tabilize </text:span>many families and orphans<text:span text:style-name="T8"> each year.</text:span></text:p>
        </text:list-item>
        <text:list-item>
          <text:p text:style-name="P29">C<text:span text:style-name="T2">o-founde</text:span>d<text:span text:style-name="T2"> </text:span><text:a xlink:type="simple" xlink:href="http://wordtree.org" text:style-name="ListLabel_20_129" text:visited-style-name="ListLabel_20_129"><text:span text:style-name="T20">WordTree Foundation</text:span></text:a> in 2013<text:span text:style-name="T2">. </text:span>A<text:span text:style-name="T2">lgorithms enable scientific analysis (e.g. </text:span><text:span text:style-name="T8">n-</text:span><text:span text:style-name="T2">gram) of literary provenance</text:span>. Pre-modern focus to map evolution of ideas<text:span text:style-name="T2">. </text:span><text:a xlink:type="simple" xlink:href="http://github.com/wordtreefoundation" text:style-name="ListLabel_20_129" text:visited-style-name="ListLabel_20_129"><text:span text:style-name="T20">Free and open source</text:span></text:a>.</text:p>
        </text:list-item>
      </text:list>
      <text:p text:style-name="P3"/>
      <text:p text:style-name="P41"><text:bookmark text:name="_kxxphgzbmjqq"/><text:span text:style-name="T31">Honors &amp; Certifications</text:span><draw:rect text:anchor-type="as-char" style:rel-width="100%" draw:z-index="21" draw:style-name="gr1" draw:text-style-name="P47" svg:width="0.0012in" svg:height="0.0213in"><text:p/></draw:rect></text:p>
      <text:list xml:id="list1359974437" text:style-name="WWNum7">
        <text:list-item>
          <text:p text:style-name="P20"><text:span text:style-name="T5">2x </text:span><text:span text:style-name="T2">Dean’s Honor List for Computer Sc</text:span>ience<text:span text:style-name="T2">, Ball State University</text:span></text:p>
        </text:list-item>
        <text:list-item>
          <text:p text:style-name="P20"><text:span text:style-name="T2">Indiana Core 40 Honors Diploma, Muncie Central High School</text:span></text:p>
        </text:list-item>
        <text:list-item>
          <text:p text:style-name="P20"><text:span text:style-name="T8">Eagle Scout - Boy Scouts of America</text:span></text:p>
        </text:list-item>
        <text:list-item>
          <text:p text:style-name="P20">Barista, Certified &amp; Licensed in Australia by CBD College, Sydney, RTO# 91399</text:p>
          <text:list>
            <text:list-item>
              <text:p text:style-name="P34">SITHFAB005 - Prepare and serve espresso coffee</text:p>
            </text:list-item>
            <text:list-item>
              <text:p text:style-name="P34">SITXFSA001 - Use hygienic practices for food safety</text:p>
            </text:list-item>
          </text:list>
        </text:list-item>
      </text:list>
      <text:p text:style-name="P3"/>
      <text:p text:style-name="P41"><text:bookmark text:name="_11x8xjg3f56k"/><text:span text:style-name="T31">Education</text:span><draw:rect text:anchor-type="as-char" style:rel-width="100%" draw:z-index="22" draw:style-name="gr1" draw:text-style-name="P47" svg:width="0.0012in" svg:height="0.0213in"><text:p/></draw:rect></text:p>
      <text:list xml:id="list167130589" text:style-name="WWNum8">
        <text:list-item>
          <text:p text:style-name="P21"><text:span text:style-name="T2">Ball State University, CS</text:span><text:span text:style-name="T6">(*</text:span>)<text:span text:style-name="T2">, Science &amp; Humanities, Muncie, IN, 2 years</text:span></text:p>
        </text:list-item>
        <text:list-item>
          <text:p text:style-name="P21"><text:soft-page-break/>…<text:span text:style-name="T2">Purdue University, MIS</text:span><text:span text:style-name="T6">(*)</text:span><text:span text:style-name="T2">, Science &amp; Eng Tech, Lafayette, IN, 2 years</text:span></text:p>
        </text:list-item>
        <text:list-item>
          <text:p text:style-name="P21">…… Ball State University, CS(*), Science &amp; Humanities, Muncie, IN, 2 years</text:p>
        </text:list-item>
        <text:list-item>
          <text:p text:style-name="P21">……… <text:span text:style-name="T2">Purdue University, CIT</text:span><text:span text:style-name="T6">(*)</text:span><text:span text:style-name="T2">, Engineering Technology, </text:span>Indianapolis<text:span text:style-name="T2">, IN, 2 years</text:span></text:p>
        </text:list-item>
      </text:list>
      <text:p text:style-name="P3"><text:span text:style-name="T26">(</text:span><text:span text:style-name="T3">*)</text:span><text:span text:style-name="T2"> </text:span>Univ<text:span text:style-name="T2"> part-time, </text:span>work full-time;<text:span text:style-name="T2"> flat-top roofer, </text:span><text:span text:style-name="T8">tech support, </text:span>programmer ➔<text:span text:style-name="T2"> </text:span>No<text:span text:style-name="T2"> degree</text:sp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fefef"/>
      <style:paragraph-properties fo:margin-left="0in" fo:margin-right="0in" fo:text-align="center" style:justify-single-word="false" fo:text-indent="0in" style:auto-text-indent="false" fo:background-color="#efefef" fo:padding="0.028in" fo:border="1.5pt solid #ffffff"/>
      <style:text-properties fo:color="#274e13"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text-indent="0in" style:auto-text-indent="false"/>
      <style:text-properties fo:font-size="7pt" style:font-size-asian="7pt" style:font-size-complex="7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2a00ff"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fo:font-size="10pt" style:font-size-asian="10pt" style:font-size-complex="10pt"/>
    </style:style>
    <style:style style:name="ListLabel_20_129" style:display-name="ListLabel 129" style:family="text">
      <style:text-properties fo:color="#1155cc"/>
    </style:style>
    <style:style style:name="ListLabel_20_130" style:display-name="ListLabel 130"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131" style:display-name="ListLabel 131" style:family="text">
      <style:text-properties fo:color="#1155cc" fo:font-size="11pt" style:font-size-asian="11pt" style:font-size-complex="11pt"/>
    </style:style>
    <style:style style:name="ListLabel_20_132" style:display-name="ListLabel 132" style:family="text">
      <style:text-properties fo:color="#1155cc" fo:font-weight="bold" style:font-weight-asian="bold"/>
    </style:style>
    <style:style style:name="ListLabel_20_133" style:display-name="ListLabel 133" style:family="text">
      <style:text-properties fo:color="#1155cc"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ListLabel_20_134" style:display-name="ListLabel 134" style:family="text">
      <style:text-properties fo:color="#1155cc" fo:font-size="12pt" style:text-underline-style="solid" style:text-underline-width="auto" style:text-underline-color="font-color" style:font-size-asian="12pt" style:font-size-complex="12pt"/>
    </style:style>
    <style:style style:name="ListLabel_20_135" style:display-name="ListLabel 135" style:family="text">
      <style:text-properties fo:color="#1155cc"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136" style:display-name="ListLabel 136"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fo:background-color="#ffffff"/>
    </style:style>
    <style:style style:name="ListLabel_20_137" style:display-name="ListLabel 1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25in"/>
        </style:list-level-properties>
        <style:text-properties style:font-name="Verdana"/>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75in"/>
        </style:list-level-properties>
        <style:text-properties style:font-name="Verdana"/>
      </text:list-level-style-bullet>
      <text:list-level-style-bullet text:level="4" text:style-name="ListLabel_20_9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9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9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9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11" meta:word-count="2407" meta:character-count="15653" meta:non-whitespace-character-count="13603"/>
    <meta:generator>LibreOfficeDev/6.0.5.2$Linux_X86_64 LibreOffice_project/</meta:generator>
  </office:meta>
</office:document-meta>
</file>